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2" manifest:media-type="application/octet-stream"/>
  <manifest:file-entry manifest:full-path="Object 1" manifest:media-type="application/octet-stream"/>
  <manifest:file-entry manifest:full-path="ObjectReplacements/Object 1" manifest:media-type=""/>
  <manifest:file-entry manifest:full-path="ObjectReplacements/Object 2" manifest:media-type=""/>
  <manifest:file-entry manifest:full-path="ObjectReplacements/Object 3" manifest:media-type=""/>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 manifest:media-type="application/octet-stream"/>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mbria1" svg:font-family="Cambria"/>
    <style:font-face style:name="Liberation Serif" svg:font-family="'Liberation Serif'"/>
    <style:font-face style:name="Verdana" svg:font-family="Verdana"/>
    <style:font-face style:name="verdana" svg:font-family="verdana"/>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Noto Sans CJK SC Regular" svg:font-family="'Noto Sans CJK SC Regular'"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4" style:family="table">
      <style:table-properties style:width="6.8917in" fo:margin-left="0in" table:align="left" style:may-break-between-rows="true" style:writing-mode="lr-tb"/>
    </style:style>
    <style:style style:name="Table4.A" style:family="table-column">
      <style:table-column-properties style:column-width="3.3479in"/>
    </style:style>
    <style:style style:name="Table4.B" style:family="table-column">
      <style:table-column-properties style:column-width="3.5438in"/>
    </style:style>
    <style:style style:name="Table4.1" style:family="table-row">
      <style:table-row-properties style:min-row-height="0.2208in"/>
    </style:style>
    <style:style style:name="Table4.A1" style:family="table-cell">
      <style:table-cell-properties fo:background-color="#ffffff" fo:padding-left="0.0507in" fo:padding-right="0.0507in" fo:padding-top="0in" fo:padding-bottom="0in" fo:border="0.5pt solid #00000a" fo:vertical-align="top">
        <style:background-image/>
      </style:table-cell-properties>
    </style:style>
    <style:style style:name="Table4.2" style:family="table-row">
      <style:table-row-properties style:min-row-height="0.3375in"/>
    </style:style>
    <style:style style:name="Table4.5" style:family="table-row">
      <style:table-row-properties style:min-row-height="0.5167in"/>
    </style:style>
    <style:style style:name="Table4.6" style:family="table-row">
      <style:table-row-properties style:min-row-height="0.1688in"/>
    </style:style>
    <style:style style:name="Table4.7" style:family="table-row">
      <style:table-row-properties style:min-row-height="0.1583in"/>
    </style:style>
    <style:style style:name="Table4.8" style:family="table-row">
      <style:table-row-properties style:min-row-height="2.1625in"/>
    </style:style>
    <style:style style:name="Table4.10" style:family="table-row">
      <style:table-row-properties style:min-row-height="1.3in"/>
    </style:style>
    <style:style style:name="Table8" style:family="table">
      <style:table-properties style:width="6.8917in" fo:margin-left="0in" table:align="left" style:may-break-between-rows="true" style:writing-mode="lr-tb"/>
    </style:style>
    <style:style style:name="Table8.A" style:family="table-column">
      <style:table-column-properties style:column-width="3.3479in"/>
    </style:style>
    <style:style style:name="Table8.B" style:family="table-column">
      <style:table-column-properties style:column-width="3.5438in"/>
    </style:style>
    <style:style style:name="Table8.1" style:family="table-row">
      <style:table-row-properties style:min-row-height="0.2208in"/>
    </style:style>
    <style:style style:name="Table8.A1" style:family="table-cell">
      <style:table-cell-properties fo:background-color="#ffffff" fo:padding-left="0.0486in" fo:padding-right="0.0486in" fo:padding-top="0in" fo:padding-bottom="0in" fo:border="0.5pt solid #000000" fo:vertical-align="top">
        <style:background-image/>
      </style:table-cell-properties>
    </style:style>
    <style:style style:name="Table8.2" style:family="table-row">
      <style:table-row-properties style:min-row-height="0.3688in"/>
    </style:style>
    <style:style style:name="Table8.4" style:family="table-row">
      <style:table-row-properties style:min-row-height="0.3375in"/>
    </style:style>
    <style:style style:name="Table8.5" style:family="table-row">
      <style:table-row-properties style:min-row-height="0.5167in"/>
    </style:style>
    <style:style style:name="Table8.6" style:family="table-row">
      <style:table-row-properties style:min-row-height="0.1688in"/>
    </style:style>
    <style:style style:name="Table8.7" style:family="table-row">
      <style:table-row-properties style:min-row-height="0.1583in"/>
    </style:style>
    <style:style style:name="Table8.8" style:family="table-row">
      <style:table-row-properties style:min-row-height="1.3535in"/>
    </style:style>
    <style:style style:name="Table8.10" style:family="table-row">
      <style:table-row-properties style:min-row-height="0.6396in"/>
    </style:style>
    <style:style style:name="Table5" style:family="table">
      <style:table-properties style:width="6.8917in" fo:margin-left="0in" table:align="left" style:may-break-between-rows="true" style:writing-mode="lr-tb"/>
    </style:style>
    <style:style style:name="Table5.A" style:family="table-column">
      <style:table-column-properties style:column-width="3.3479in"/>
    </style:style>
    <style:style style:name="Table5.B" style:family="table-column">
      <style:table-column-properties style:column-width="3.5438in"/>
    </style:style>
    <style:style style:name="Table5.1" style:family="table-row">
      <style:table-row-properties style:min-row-height="0.2208in"/>
    </style:style>
    <style:style style:name="Table5.A1" style:family="table-cell">
      <style:table-cell-properties fo:background-color="#ffffff" fo:padding-left="0.0507in" fo:padding-right="0.0507in" fo:padding-top="0in" fo:padding-bottom="0in" fo:border="0.5pt solid #00000a" fo:vertical-align="top">
        <style:background-image/>
      </style:table-cell-properties>
    </style:style>
    <style:style style:name="Table5.2" style:family="table-row">
      <style:table-row-properties style:min-row-height="0.3375in"/>
    </style:style>
    <style:style style:name="Table5.5" style:family="table-row">
      <style:table-row-properties style:min-row-height="0.5167in"/>
    </style:style>
    <style:style style:name="Table5.6" style:family="table-row">
      <style:table-row-properties style:min-row-height="0.1688in"/>
    </style:style>
    <style:style style:name="Table5.7" style:family="table-row">
      <style:table-row-properties style:min-row-height="0.1583in"/>
    </style:style>
    <style:style style:name="Table5.8" style:family="table-row">
      <style:table-row-properties style:min-row-height="1.5931in"/>
    </style:style>
    <style:style style:name="Table5.10" style:family="table-row">
      <style:table-row-properties style:min-row-height="2.5736in"/>
    </style:style>
    <style:style style:name="Table6" style:family="table">
      <style:table-properties style:width="6.8708in" fo:margin-left="0.0208in" fo:break-before="page" table:align="left" style:may-break-between-rows="true" style:writing-mode="lr-tb"/>
    </style:style>
    <style:style style:name="Table6.A" style:family="table-column">
      <style:table-column-properties style:column-width="3.3229in"/>
    </style:style>
    <style:style style:name="Table6.B" style:family="table-column">
      <style:table-column-properties style:column-width="3.5479in"/>
    </style:style>
    <style:style style:name="Table6.1" style:family="table-row">
      <style:table-row-properties style:min-row-height="0.2208in"/>
    </style:style>
    <style:style style:name="Table6.A1" style:family="table-cell">
      <style:table-cell-properties fo:background-color="#ffffff" fo:padding-left="0.0507in" fo:padding-right="0.0507in" fo:padding-top="0in" fo:padding-bottom="0in" fo:border="0.5pt solid #00000a" fo:vertical-align="top">
        <style:background-image/>
      </style:table-cell-properties>
    </style:style>
    <style:style style:name="Table6.2" style:family="table-row">
      <style:table-row-properties style:min-row-height="0.3375in"/>
    </style:style>
    <style:style style:name="Table6.5" style:family="table-row">
      <style:table-row-properties style:min-row-height="0.5167in"/>
    </style:style>
    <style:style style:name="Table6.6" style:family="table-row">
      <style:table-row-properties style:min-row-height="0.1688in"/>
    </style:style>
    <style:style style:name="Table6.7" style:family="table-row">
      <style:table-row-properties style:min-row-height="0.1583in"/>
    </style:style>
    <style:style style:name="Table6.8" style:family="table-row">
      <style:table-row-properties style:min-row-height="1.5931in"/>
    </style:style>
    <style:style style:name="Table7" style:family="table">
      <style:table-properties style:width="6.8917in" fo:margin-left="0in" table:align="left" style:may-break-between-rows="true" style:writing-mode="lr-tb"/>
    </style:style>
    <style:style style:name="Table7.A" style:family="table-column">
      <style:table-column-properties style:column-width="3.3479in"/>
    </style:style>
    <style:style style:name="Table7.B" style:family="table-column">
      <style:table-column-properties style:column-width="3.5438in"/>
    </style:style>
    <style:style style:name="Table7.1" style:family="table-row">
      <style:table-row-properties style:min-row-height="0.2208in"/>
    </style:style>
    <style:style style:name="Table7.A1" style:family="table-cell">
      <style:table-cell-properties fo:background-color="#ffffff" fo:padding-left="0.0486in" fo:padding-right="0.0486in" fo:padding-top="0in" fo:padding-bottom="0in" fo:border="0.5pt solid #000000" fo:vertical-align="top">
        <style:background-image/>
      </style:table-cell-properties>
    </style:style>
    <style:style style:name="Table7.2" style:family="table-row">
      <style:table-row-properties style:min-row-height="0.3688in"/>
    </style:style>
    <style:style style:name="Table7.4" style:family="table-row">
      <style:table-row-properties style:min-row-height="0.3375in"/>
    </style:style>
    <style:style style:name="Table7.5" style:family="table-row">
      <style:table-row-properties style:min-row-height="0.3257in"/>
    </style:style>
    <style:style style:name="Table7.6" style:family="table-row">
      <style:table-row-properties style:min-row-height="0.1688in"/>
    </style:style>
    <style:style style:name="Table7.7" style:family="table-row">
      <style:table-row-properties style:min-row-height="0.1583in"/>
    </style:style>
    <style:style style:name="Table7.8" style:family="table-row">
      <style:table-row-properties style:min-row-height="0.5in"/>
    </style:style>
    <style:style style:name="Table9" style:family="table">
      <style:table-properties style:width="6.8917in" fo:margin-left="0in" table:align="left" style:may-break-between-rows="true" style:writing-mode="lr-tb"/>
    </style:style>
    <style:style style:name="Table9.A" style:family="table-column">
      <style:table-column-properties style:column-width="3.3479in"/>
    </style:style>
    <style:style style:name="Table9.B" style:family="table-column">
      <style:table-column-properties style:column-width="3.5438in"/>
    </style:style>
    <style:style style:name="Table9.1" style:family="table-row">
      <style:table-row-properties style:min-row-height="0.2208in"/>
    </style:style>
    <style:style style:name="Table9.A1" style:family="table-cell">
      <style:table-cell-properties fo:background-color="#ffffff" fo:padding-left="0.0486in" fo:padding-right="0.0486in" fo:padding-top="0in" fo:padding-bottom="0in" fo:border="0.5pt solid #000000" fo:vertical-align="top">
        <style:background-image/>
      </style:table-cell-properties>
    </style:style>
    <style:style style:name="Table9.2" style:family="table-row">
      <style:table-row-properties style:min-row-height="0.3688in"/>
    </style:style>
    <style:style style:name="Table9.4" style:family="table-row">
      <style:table-row-properties style:min-row-height="0.3375in"/>
    </style:style>
    <style:style style:name="Table9.5" style:family="table-row">
      <style:table-row-properties style:min-row-height="0.5167in"/>
    </style:style>
    <style:style style:name="Table9.6" style:family="table-row">
      <style:table-row-properties style:min-row-height="0.1688in"/>
    </style:style>
    <style:style style:name="Table9.7" style:family="table-row">
      <style:table-row-properties style:min-row-height="0.1583in"/>
    </style:style>
    <style:style style:name="Table9.8" style:family="table-row">
      <style:table-row-properties style:min-row-height="1.3535in"/>
    </style:style>
    <style:style style:name="Table9.10" style:family="table-row">
      <style:table-row-properties style:min-row-height="0.6396in"/>
    </style:style>
    <style:style style:name="Table10" style:family="table">
      <style:table-properties style:width="6.8917in" fo:margin-left="0in" table:align="left" style:may-break-between-rows="true" style:writing-mode="lr-tb"/>
    </style:style>
    <style:style style:name="Table10.A" style:family="table-column">
      <style:table-column-properties style:column-width="3.3479in"/>
    </style:style>
    <style:style style:name="Table10.B" style:family="table-column">
      <style:table-column-properties style:column-width="3.5438in"/>
    </style:style>
    <style:style style:name="Table10.1" style:family="table-row">
      <style:table-row-properties style:min-row-height="0.2208in"/>
    </style:style>
    <style:style style:name="Table10.A1" style:family="table-cell">
      <style:table-cell-properties fo:background-color="#ffffff" fo:padding-left="0.0486in" fo:padding-right="0.0486in" fo:padding-top="0in" fo:padding-bottom="0in" fo:border="0.5pt solid #000000" fo:vertical-align="top">
        <style:background-image/>
      </style:table-cell-properties>
    </style:style>
    <style:style style:name="Table10.2" style:family="table-row">
      <style:table-row-properties style:min-row-height="0.3688in"/>
    </style:style>
    <style:style style:name="Table10.4" style:family="table-row">
      <style:table-row-properties style:min-row-height="0.3375in"/>
    </style:style>
    <style:style style:name="Table10.5" style:family="table-row">
      <style:table-row-properties style:min-row-height="0.5167in"/>
    </style:style>
    <style:style style:name="Table10.6" style:family="table-row">
      <style:table-row-properties style:min-row-height="0.1688in"/>
    </style:style>
    <style:style style:name="Table10.7" style:family="table-row">
      <style:table-row-properties style:min-row-height="0.1583in"/>
    </style:style>
    <style:style style:name="Table10.8" style:family="table-row">
      <style:table-row-properties style:min-row-height="1.3535in"/>
    </style:style>
    <style:style style:name="Table10.10" style:family="table-row">
      <style:table-row-properties style:min-row-height="0.6396in"/>
    </style:style>
    <style:style style:name="Table11" style:family="table">
      <style:table-properties style:width="6.8917in" fo:margin-left="0in" table:align="left" style:may-break-between-rows="true" style:writing-mode="lr-tb"/>
    </style:style>
    <style:style style:name="Table11.A" style:family="table-column">
      <style:table-column-properties style:column-width="3.3479in"/>
    </style:style>
    <style:style style:name="Table11.B" style:family="table-column">
      <style:table-column-properties style:column-width="3.5438in"/>
    </style:style>
    <style:style style:name="Table11.1" style:family="table-row">
      <style:table-row-properties style:min-row-height="0.2208in"/>
    </style:style>
    <style:style style:name="Table11.A1" style:family="table-cell">
      <style:table-cell-properties fo:background-color="#ffffff" fo:padding-left="0.0486in" fo:padding-right="0.0486in" fo:padding-top="0in" fo:padding-bottom="0in" fo:border="0.5pt solid #000000" fo:vertical-align="top">
        <style:background-image/>
      </style:table-cell-properties>
    </style:style>
    <style:style style:name="Table11.2" style:family="table-row">
      <style:table-row-properties style:min-row-height="0.3688in"/>
    </style:style>
    <style:style style:name="Table11.4" style:family="table-row">
      <style:table-row-properties style:min-row-height="0.3375in"/>
    </style:style>
    <style:style style:name="Table11.5" style:family="table-row">
      <style:table-row-properties style:min-row-height="0.5167in"/>
    </style:style>
    <style:style style:name="Table11.6" style:family="table-row">
      <style:table-row-properties style:min-row-height="0.1688in"/>
    </style:style>
    <style:style style:name="Table11.7" style:family="table-row">
      <style:table-row-properties style:min-row-height="0.1583in"/>
    </style:style>
    <style:style style:name="Table11.8" style:family="table-row">
      <style:table-row-properties style:min-row-height="1.3535in"/>
    </style:style>
    <style:style style:name="Table11.10" style:family="table-row">
      <style:table-row-properties style:min-row-height="0.6396in"/>
    </style:style>
    <style:style style:name="Table1" style:family="table">
      <style:table-properties style:width="5.9139in" fo:margin-left="-0.0785in" fo:margin-top="0in" fo:margin-bottom="0in" table:align="left" style:writing-mode="lr-tb"/>
    </style:style>
    <style:style style:name="Table1.A" style:family="table-column">
      <style:table-column-properties style:column-width="0.7646in"/>
    </style:style>
    <style:style style:name="Table1.B" style:family="table-column">
      <style:table-column-properties style:column-width="5.1493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Table1.A4" style:family="table-cell">
      <style:table-cell-properties fo:padding-left="0.0785in" fo:padding-right="0.075in" fo:padding-top="0in" fo:padding-bottom="0in" fo:border-left="0.5pt solid #00000a" fo:border-right="0.5pt solid #00000a" fo:border-top="none" fo:border-bottom="0.5pt solid #00000a"/>
    </style:style>
    <style:style style:name="Table2" style:family="table">
      <style:table-properties style:width="5.9139in" fo:margin-left="-0.0785in" fo:margin-top="0in" fo:margin-bottom="0in" table:align="left" style:writing-mode="lr-tb"/>
    </style:style>
    <style:style style:name="Table2.A" style:family="table-column">
      <style:table-column-properties style:column-width="0.7646in"/>
    </style:style>
    <style:style style:name="Table2.B" style:family="table-column">
      <style:table-column-properties style:column-width="5.1493in"/>
    </style:style>
    <style:style style:name="Table2.1" style:family="table-row">
      <style:table-row-properties style:min-row-height="0.2326in" fo:keep-together="auto"/>
    </style:style>
    <style:style style:name="Table2.A1" style:family="table-cell">
      <style:table-cell-properties fo:padding-left="0.0785in" fo:padding-right="0.075in" fo:padding-top="0in" fo:padding-bottom="0in" fo:border="0.5pt solid #00000a"/>
    </style:style>
    <style:style style:name="Table2.2" style:family="table-row">
      <style:table-row-properties fo:keep-together="auto"/>
    </style:style>
    <style:style style:name="P1" style:family="paragraph" style:parent-style-name="Footer">
      <style:paragraph-properties fo:margin-left="0in" fo:margin-right="0.25in" fo:text-indent="0in" style:auto-text-indent="false"/>
    </style:style>
    <style:style style:name="P2" style:family="paragraph" style:parent-style-name="Footer">
      <style:paragraph-properties fo:padding="0in" fo:border="none"/>
    </style:style>
    <style:style style:name="P3" style:family="paragraph" style:parent-style-name="Standard">
      <style:paragraph-properties fo:padding="0in" fo:border="none"/>
    </style:style>
    <style:style style:name="P4" style:family="paragraph" style:parent-style-name="Standard">
      <style:text-properties fo:font-style="italic" style:font-style-asian="italic"/>
    </style:style>
    <style:style style:name="P5" style:family="paragraph" style:parent-style-name="Standard">
      <style:paragraph-properties fo:line-height="100%" fo:text-align="start" style:justify-single-word="false"/>
      <style:text-properties officeooo:paragraph-rsid="00162482"/>
    </style:style>
    <style:style style:name="P6" style:family="paragraph" style:parent-style-name="Standard">
      <style:paragraph-properties fo:line-height="100%" fo:text-align="start" style:justify-single-word="false"/>
      <style:text-properties officeooo:paragraph-rsid="001ac784"/>
    </style:style>
    <style:style style:name="P7" style:family="paragraph" style:parent-style-name="Standard">
      <style:paragraph-properties fo:line-height="100%" fo:text-align="start" style:justify-single-word="false"/>
      <style:text-properties officeooo:paragraph-rsid="001c32e7"/>
    </style:style>
    <style:style style:name="P8" style:family="paragraph" style:parent-style-name="Standard">
      <style:paragraph-properties fo:line-height="100%" fo:text-align="start" style:justify-single-word="false"/>
      <style:text-properties officeooo:paragraph-rsid="001ec4dd"/>
    </style:style>
    <style:style style:name="P9" style:family="paragraph" style:parent-style-name="Standard">
      <style:paragraph-properties fo:line-height="100%" fo:text-align="start" style:justify-single-word="false"/>
      <style:text-properties style:use-window-font-color="true" style:font-name="Calibri1" fo:font-size="11pt" fo:font-weight="normal" officeooo:paragraph-rsid="0019fade" fo:background-color="transparent" style:font-name-asian="Calibri1" style:font-name-complex="Calibri1"/>
    </style:style>
    <style:style style:name="P10" style:family="paragraph" style:parent-style-name="Standard">
      <style:paragraph-properties fo:line-height="100%" fo:text-align="start" style:justify-single-word="false">
        <style:tab-stops>
          <style:tab-stop style:position="0.0957in"/>
        </style:tab-stops>
      </style:paragraph-properties>
      <style:text-properties style:use-window-font-color="true" style:font-name="Calibri1" fo:font-size="11pt" fo:font-weight="normal" officeooo:paragraph-rsid="001ac784" fo:background-color="transparent" style:font-name-asian="Calibri1" style:font-name-complex="Calibri1"/>
    </style:style>
    <style:style style:name="P11" style:family="paragraph" style:parent-style-name="Standard">
      <style:paragraph-properties fo:line-height="100%" fo:text-align="start" style:justify-single-word="false">
        <style:tab-stops>
          <style:tab-stop style:position="0.0957in"/>
        </style:tab-stops>
      </style:paragraph-properties>
      <style:text-properties style:use-window-font-color="true" style:font-name="Calibri1" fo:font-size="11pt" fo:font-weight="normal" officeooo:paragraph-rsid="001ec4dd" fo:background-color="transparent" style:font-name-asian="Calibri1" style:font-name-complex="Calibri1"/>
    </style:style>
    <style:style style:name="P12" style:family="paragraph" style:parent-style-name="Standard">
      <style:paragraph-properties fo:line-height="100%" fo:text-align="start" style:justify-single-word="false"/>
      <style:text-properties style:use-window-font-color="true" style:font-name="Calibri1" fo:font-size="11pt" fo:font-weight="normal" officeooo:paragraph-rsid="001ac784" fo:background-color="transparent" style:font-name-asian="Calibri1" style:font-name-complex="Calibri1"/>
    </style:style>
    <style:style style:name="P13" style:family="paragraph" style:parent-style-name="Standard">
      <style:paragraph-properties fo:line-height="100%" fo:text-align="start" style:justify-single-word="false"/>
      <style:text-properties style:use-window-font-color="true" style:font-name="Calibri1" fo:font-size="11pt" fo:font-weight="normal" officeooo:paragraph-rsid="001c32e7" fo:background-color="transparent" style:font-name-asian="Calibri1" style:font-name-complex="Calibri1"/>
    </style:style>
    <style:style style:name="P14" style:family="paragraph" style:parent-style-name="Standard">
      <style:paragraph-properties fo:line-height="100%" fo:text-align="start" style:justify-single-word="false"/>
      <style:text-properties style:use-window-font-color="true" style:font-name="Calibri1" fo:font-size="11pt" fo:font-weight="normal" officeooo:paragraph-rsid="001ec4dd" fo:background-color="transparent" style:font-name-asian="Calibri1" style:font-name-complex="Calibri1"/>
    </style:style>
    <style:style style:name="P15" style:family="paragraph" style:parent-style-name="Standard">
      <style:paragraph-properties fo:line-height="105%" fo:text-align="start" style:justify-single-word="false"/>
      <style:text-properties style:use-window-font-color="true" style:font-name="Calibri1" fo:font-size="11pt" fo:font-weight="normal" officeooo:paragraph-rsid="001ec4dd" fo:background-color="transparent" style:font-name-asian="Calibri1" style:font-name-complex="Calibri1"/>
    </style:style>
    <style:style style:name="P16" style:family="paragraph" style:parent-style-name="Standard">
      <style:paragraph-properties fo:line-height="100%" fo:text-align="start" style:justify-single-word="false"/>
      <style:text-properties style:use-window-font-color="true" style:font-name="Cambria1" fo:font-size="12pt" fo:font-weight="bold" officeooo:rsid="0017bca5" officeooo:paragraph-rsid="00162482" fo:background-color="transparent" style:font-name-asian="Liberation Serif" style:font-name-complex="Liberation Serif"/>
    </style:style>
    <style:style style:name="P17" style:family="paragraph" style:parent-style-name="Standard">
      <style:paragraph-properties fo:line-height="100%" fo:text-align="start" style:justify-single-word="false"/>
      <style:text-properties style:use-window-font-color="true" style:font-name="Cambria1" fo:font-size="12pt" fo:font-weight="bold" officeooo:paragraph-rsid="00162482" fo:background-color="transparent" style:font-name-asian="Liberation Serif" style:font-name-complex="Liberation Serif"/>
    </style:style>
    <style:style style:name="P18" style:family="paragraph" style:parent-style-name="Standard">
      <style:paragraph-properties fo:line-height="100%" fo:text-align="start" style:justify-single-word="false"/>
      <style:text-properties style:use-window-font-color="true" style:font-name="Cambria1" fo:font-size="12pt" fo:font-weight="normal" officeooo:rsid="0017bca5" officeooo:paragraph-rsid="00162482" fo:background-color="transparent" style:font-name-asian="Liberation Serif" style:font-weight-asian="normal" style:font-name-complex="Liberation Serif" style:font-weight-complex="normal"/>
    </style:style>
    <style:style style:name="P19" style:family="paragraph" style:parent-style-name="Standard">
      <style:paragraph-properties fo:line-height="100%" fo:text-align="start" style:justify-single-word="false"/>
      <style:text-properties style:use-window-font-color="true" style:font-name="Cambria1" fo:font-size="12pt" fo:font-weight="normal" officeooo:paragraph-rsid="00162482" fo:background-color="transparent" style:font-name-asian="Liberation Serif" style:font-name-complex="Liberation Serif"/>
    </style:style>
    <style:style style:name="P20" style:family="paragraph" style:parent-style-name="Standard">
      <style:paragraph-properties fo:line-height="100%" fo:text-align="start" style:justify-single-word="false"/>
      <style:text-properties style:use-window-font-color="true" style:font-name="Cambria1" fo:font-size="12pt" fo:font-weight="normal" officeooo:rsid="00217bd0" officeooo:paragraph-rsid="00217bd0" fo:background-color="transparent" style:font-name-asian="Liberation Serif" style:font-name-complex="Liberation Serif"/>
    </style:style>
    <style:style style:name="P21" style:family="paragraph" style:parent-style-name="Standard">
      <style:paragraph-properties fo:line-height="100%" fo:text-align="start" style:justify-single-word="false"/>
      <style:text-properties style:use-window-font-color="true" style:font-name="Cambria1" fo:font-size="11pt" fo:font-weight="normal" officeooo:paragraph-rsid="00162482" fo:background-color="transparent" style:font-name-asian="Calibri1" style:font-name-complex="Calibri1"/>
    </style:style>
    <style:style style:name="P22" style:family="paragraph" style:parent-style-name="Standard">
      <style:paragraph-properties fo:line-height="100%" fo:text-align="start" style:justify-single-word="false"/>
      <style:text-properties style:use-window-font-color="true" style:font-name="Verdana" fo:font-size="12pt" fo:font-weight="bold" officeooo:paragraph-rsid="0019fade" fo:background-color="transparent" style:font-name-asian="Verdana" style:font-name-complex="Verdana"/>
    </style:style>
    <style:style style:name="P23" style:family="paragraph" style:parent-style-name="Standard">
      <style:paragraph-properties fo:line-height="100%" fo:text-align="start" style:justify-single-word="false"/>
      <style:text-properties style:use-window-font-color="true" style:font-name="Verdana" fo:font-size="12pt" fo:font-weight="bold" officeooo:paragraph-rsid="001c32e7" fo:background-color="transparent" style:font-name-asian="Verdana" style:font-name-complex="Verdana"/>
    </style:style>
    <style:style style:name="P24" style:family="paragraph" style:parent-style-name="Standard">
      <style:paragraph-properties fo:line-height="100%" fo:text-align="start" style:justify-single-word="false"/>
      <style:text-properties style:use-window-font-color="true" style:font-name="Verdana" fo:font-size="12pt" fo:font-weight="bold" officeooo:paragraph-rsid="001ec4dd" fo:background-color="transparent" style:font-name-asian="Verdana" style:font-name-complex="Verdana"/>
    </style:style>
    <style:style style:name="P25" style:family="paragraph" style:parent-style-name="Standard">
      <style:paragraph-properties fo:line-height="100%" fo:text-align="center" style:justify-single-word="false"/>
      <style:text-properties style:use-window-font-color="true" style:font-name="Verdana" fo:font-size="12pt" fo:font-weight="bold" officeooo:paragraph-rsid="0019fade" fo:background-color="transparent" style:font-name-asian="Verdana" style:font-name-complex="Verdana"/>
    </style:style>
    <style:style style:name="P26" style:family="paragraph" style:parent-style-name="Standard">
      <style:paragraph-properties fo:line-height="100%" fo:text-align="center" style:justify-single-word="false"/>
      <style:text-properties style:use-window-font-color="true" style:font-name="Verdana" fo:font-size="12pt" fo:font-weight="bold" officeooo:paragraph-rsid="001c32e7" fo:background-color="transparent" style:font-name-asian="Verdana" style:font-name-complex="Verdana"/>
    </style:style>
    <style:style style:name="P27" style:family="paragraph" style:parent-style-name="Standard">
      <style:paragraph-properties fo:line-height="100%" fo:text-align="center" style:justify-single-word="false"/>
      <style:text-properties style:use-window-font-color="true" style:font-name="Verdana" fo:font-size="12pt" fo:font-weight="bold" officeooo:paragraph-rsid="001ec4dd" fo:background-color="transparent" style:font-name-asian="Verdana" style:font-name-complex="Verdana"/>
    </style:style>
    <style:style style:name="P28" style:family="paragraph" style:parent-style-name="Standard">
      <style:paragraph-properties fo:line-height="100%" fo:text-align="start" style:justify-single-word="false"/>
      <style:text-properties style:use-window-font-color="true" style:font-name="Verdana" fo:font-size="12pt" fo:font-weight="normal" officeooo:paragraph-rsid="0019fade" fo:background-color="transparent" style:font-name-asian="Verdana" style:font-name-complex="Verdana"/>
    </style:style>
    <style:style style:name="P29" style:family="paragraph" style:parent-style-name="Standard">
      <style:paragraph-properties fo:line-height="100%" fo:text-align="start" style:justify-single-word="false"/>
      <style:text-properties style:use-window-font-color="true" style:font-name="Verdana" fo:font-size="12pt" fo:font-weight="normal" officeooo:paragraph-rsid="001c32e7" fo:background-color="transparent" style:font-name-asian="Verdana" style:font-name-complex="Verdana"/>
    </style:style>
    <style:style style:name="P30" style:family="paragraph" style:parent-style-name="Standard">
      <style:paragraph-properties fo:line-height="100%" fo:text-align="start" style:justify-single-word="false"/>
      <style:text-properties style:use-window-font-color="true" style:font-name="Verdana" fo:font-size="12pt" fo:font-weight="normal" officeooo:paragraph-rsid="001ec4dd" fo:background-color="transparent" style:font-name-asian="Verdana" style:font-name-complex="Verdana"/>
    </style:style>
    <style:style style:name="P31" style:family="paragraph" style:parent-style-name="Standard">
      <style:paragraph-properties fo:line-height="100%" fo:text-align="start" style:justify-single-word="false"/>
      <style:text-properties style:use-window-font-color="true" style:font-name="verdana" fo:font-size="12pt" fo:font-weight="bold" officeooo:paragraph-rsid="001ac784" fo:background-color="transparent" style:font-name-asian="verdana" style:font-name-complex="verdana"/>
    </style:style>
    <style:style style:name="P32" style:family="paragraph" style:parent-style-name="Standard">
      <style:paragraph-properties fo:line-height="100%" fo:text-align="start" style:justify-single-word="false"/>
      <style:text-properties style:use-window-font-color="true" style:font-name="verdana" fo:font-size="12pt" fo:font-weight="bold" officeooo:paragraph-rsid="001ec4dd" fo:background-color="transparent" style:font-name-asian="verdana" style:font-name-complex="verdana"/>
    </style:style>
    <style:style style:name="P33" style:family="paragraph" style:parent-style-name="Standard">
      <style:paragraph-properties fo:line-height="100%" fo:text-align="center" style:justify-single-word="false"/>
      <style:text-properties style:use-window-font-color="true" style:font-name="verdana" fo:font-size="12pt" fo:font-weight="bold" officeooo:paragraph-rsid="001ac784" fo:background-color="transparent" style:font-name-asian="verdana" style:font-name-complex="verdana"/>
    </style:style>
    <style:style style:name="P34" style:family="paragraph" style:parent-style-name="Standard">
      <style:paragraph-properties fo:line-height="100%" fo:text-align="center" style:justify-single-word="false"/>
      <style:text-properties style:use-window-font-color="true" style:font-name="verdana" fo:font-size="12pt" fo:font-weight="bold" officeooo:paragraph-rsid="001ec4dd" fo:background-color="transparent" style:font-name-asian="verdana" style:font-name-complex="verdana"/>
    </style:style>
    <style:style style:name="P35" style:family="paragraph" style:parent-style-name="Standard">
      <style:paragraph-properties fo:line-height="100%" fo:text-align="start" style:justify-single-word="false">
        <style:tab-stops>
          <style:tab-stop style:position="0.0957in"/>
        </style:tab-stops>
      </style:paragraph-properties>
      <style:text-properties style:use-window-font-color="true" style:font-name="verdana" fo:font-size="12pt" fo:font-weight="normal" officeooo:paragraph-rsid="001ac784" fo:background-color="transparent" style:font-name-asian="verdana" style:font-name-complex="verdana"/>
    </style:style>
    <style:style style:name="P36" style:family="paragraph" style:parent-style-name="Standard">
      <style:paragraph-properties fo:line-height="100%" fo:text-align="start" style:justify-single-word="false">
        <style:tab-stops>
          <style:tab-stop style:position="0.0957in"/>
        </style:tab-stops>
      </style:paragraph-properties>
      <style:text-properties style:use-window-font-color="true" style:font-name="verdana" fo:font-size="12pt" fo:font-weight="normal" officeooo:paragraph-rsid="001ec4dd" fo:background-color="transparent" style:font-name-asian="verdana" style:font-name-complex="verdana"/>
    </style:style>
    <style:style style:name="P37" style:family="paragraph" style:parent-style-name="Standard">
      <style:paragraph-properties fo:line-height="100%" fo:text-align="start" style:justify-single-word="false"/>
      <style:text-properties style:use-window-font-color="true" style:font-name="verdana" fo:font-size="12pt" fo:font-weight="normal" officeooo:paragraph-rsid="001ac784" fo:background-color="transparent" style:font-name-asian="verdana" style:font-name-complex="verdana"/>
    </style:style>
    <style:style style:name="P38" style:family="paragraph" style:parent-style-name="Standard">
      <style:paragraph-properties fo:line-height="100%" fo:text-align="start" style:justify-single-word="false"/>
      <style:text-properties style:use-window-font-color="true" style:font-name="verdana" fo:font-size="12pt" fo:font-weight="normal" officeooo:paragraph-rsid="001ec4dd" fo:background-color="transparent" style:font-name-asian="verdana" style:font-name-complex="verdana"/>
    </style:style>
    <style:style style:name="P39" style:family="paragraph" style:parent-style-name="Standard">
      <style:paragraph-properties fo:line-height="100%" fo:text-align="start" style:justify-single-word="false"/>
      <style:text-properties style:use-window-font-color="true" style:font-name="verdana" fo:font-size="12pt" style:text-underline-style="solid" style:text-underline-width="auto" style:text-underline-color="font-color" fo:font-weight="normal" officeooo:paragraph-rsid="001ec4dd" style:text-underline-mode="continuous" style:text-overline-mode="continuous" style:text-line-through-mode="continuous" fo:background-color="transparent" style:font-name-asian="verdana" style:font-name-complex="verdana"/>
    </style:style>
    <style:style style:name="P40" style:family="paragraph" style:parent-style-name="Standard">
      <style:paragraph-properties fo:line-height="105%" fo:text-align="start" style:justify-single-word="false"/>
      <style:text-properties style:use-window-font-color="true" style:font-name="verdana" fo:font-size="11pt" fo:font-weight="normal" officeooo:paragraph-rsid="001ac784" fo:background-color="transparent" style:font-name-asian="verdana" style:font-name-complex="verdana"/>
    </style:style>
    <style:style style:name="P41" style:family="paragraph" style:parent-style-name="Standard">
      <style:paragraph-properties fo:line-height="105%" fo:text-align="start" style:justify-single-word="false"/>
      <style:text-properties style:use-window-font-color="true" style:font-name="verdana" fo:font-size="11pt" fo:font-weight="normal" officeooo:paragraph-rsid="001ec4dd" fo:background-color="transparent" style:font-name-asian="verdana" style:font-name-complex="verdana"/>
    </style:style>
    <style:style style:name="P42" style:family="paragraph" style:parent-style-name="Standard">
      <style:paragraph-properties fo:line-height="100%" fo:text-align="start" style:justify-single-word="false"/>
      <style:text-properties style:font-name="Cambria1" officeooo:paragraph-rsid="00162482"/>
    </style:style>
    <style:style style:name="P43" style:family="paragraph" style:parent-style-name="Standard">
      <style:text-properties officeooo:rsid="0018a867" officeooo:paragraph-rsid="0018a867"/>
    </style:style>
    <style:style style:name="P44" style:family="paragraph" style:parent-style-name="Standard">
      <style:text-properties fo:font-style="normal" officeooo:rsid="0019fade" officeooo:paragraph-rsid="0019fade" style:font-style-asian="normal" style:font-style-complex="normal"/>
    </style:style>
    <style:style style:name="P45" style:family="paragraph" style:parent-style-name="Standard">
      <style:text-properties officeooo:rsid="001f7b7b" officeooo:paragraph-rsid="001f7b7b"/>
    </style:style>
    <style:style style:name="P46" style:family="paragraph" style:parent-style-name="Standard">
      <style:text-properties officeooo:rsid="00212a7e" officeooo:paragraph-rsid="00212a7e"/>
    </style:style>
    <style:style style:name="P47" style:family="paragraph" style:parent-style-name="Standard">
      <style:text-properties officeooo:rsid="00217bd0" officeooo:paragraph-rsid="00217bd0"/>
    </style:style>
    <style:style style:name="P48" style:family="paragraph" style:parent-style-name="Standard">
      <style:paragraph-properties fo:line-height="100%" fo:text-align="start" style:justify-single-word="false" fo:break-before="page"/>
      <style:text-properties style:use-window-font-color="true" style:font-name="Cambria1" fo:font-size="12pt" fo:font-weight="normal" officeooo:rsid="0017bca5" officeooo:paragraph-rsid="00162482" fo:background-color="transparent" style:font-name-asian="Liberation Serif" style:font-weight-asian="normal" style:font-name-complex="Liberation Serif" style:font-weight-complex="normal"/>
    </style:style>
    <style:style style:name="P49" style:family="paragraph" style:parent-style-name="Standard">
      <style:paragraph-properties fo:margin-top="0.028in" fo:margin-bottom="0in" loext:contextual-spacing="false" fo:line-height="105%" fo:text-align="start" style:justify-single-word="false"/>
      <style:text-properties style:use-window-font-color="true" style:font-name="Calibri1" fo:font-size="11pt" fo:font-weight="normal" officeooo:paragraph-rsid="001ac784" fo:background-color="transparent" style:font-name-asian="Calibri1" style:font-name-complex="Calibri1"/>
    </style:style>
    <style:style style:name="P50" style:family="paragraph" style:parent-style-name="Standard">
      <style:paragraph-properties fo:margin-top="0.028in" fo:margin-bottom="0in" loext:contextual-spacing="false" fo:line-height="105%" fo:text-align="start" style:justify-single-word="false"/>
      <style:text-properties style:use-window-font-color="true" style:font-name="Calibri1" fo:font-size="11pt" fo:font-weight="normal" officeooo:paragraph-rsid="001ec4dd" fo:background-color="transparent" style:font-name-asian="Calibri1" style:font-name-complex="Calibri1"/>
    </style:style>
    <style:style style:name="P51" style:family="paragraph" style:parent-style-name="Standard">
      <style:paragraph-properties fo:margin-top="0.028in" fo:margin-bottom="0in" loext:contextual-spacing="false" fo:line-height="105%" fo:text-align="start" style:justify-single-word="false"/>
      <style:text-properties fo:color="#1f4d78" style:font-name="verdana" fo:font-size="12pt" fo:font-weight="normal" officeooo:paragraph-rsid="001ec4dd" fo:background-color="transparent" style:font-name-asian="verdana" style:font-name-complex="verdana"/>
    </style:style>
    <style:style style:name="P52" style:family="paragraph" style:parent-style-name="Contents_20_3">
      <style:paragraph-properties>
        <style:tab-stops>
          <style:tab-stop style:position="0.8453in"/>
          <style:tab-stop style:position="5.7571in" style:type="right" style:leader-style="dotted" style:leader-text="."/>
        </style:tab-stops>
      </style:paragraph-properties>
    </style:style>
    <style:style style:name="P53" style:family="paragraph" style:parent-style-name="Contents_20_2">
      <style:paragraph-properties>
        <style:tab-stops>
          <style:tab-stop style:position="0.552in"/>
          <style:tab-stop style:position="5.7571in" style:type="right" style:leader-style="dotted" style:leader-text="."/>
        </style:tab-stops>
      </style:paragraph-properties>
    </style:style>
    <style:style style:name="P54" style:family="paragraph" style:parent-style-name="Contents_20_1">
      <style:paragraph-properties>
        <style:tab-stops>
          <style:tab-stop style:position="0.2591in"/>
          <style:tab-stop style:position="5.7571in" style:type="right" style:leader-style="dotted" style:leader-text="."/>
        </style:tab-stops>
      </style:paragraph-properties>
    </style:style>
    <style:style style:name="P55" style:family="paragraph" style:parent-style-name="Contents_20_1">
      <style:paragraph-properties>
        <style:tab-stops>
          <style:tab-stop style:position="0.2547in"/>
          <style:tab-stop style:position="5.7571in" style:type="right" style:leader-style="dotted" style:leader-text="."/>
        </style:tab-stops>
      </style:paragraph-properties>
    </style:style>
    <style:style style:name="P56" style:family="paragraph" style:parent-style-name="Title" style:master-page-name="Standard">
      <style:paragraph-properties style:page-number="auto"/>
    </style:style>
    <style:style style:name="P57" style:family="paragraph" style:parent-style-name="Heading_20_3" style:list-style-name="WWNum1">
      <style:text-properties officeooo:paragraph-rsid="0019fade"/>
    </style:style>
    <style:style style:name="P58" style:family="paragraph" style:parent-style-name="Heading_20_3" style:list-style-name="">
      <style:paragraph-properties fo:text-align="start" style:justify-single-word="false" fo:keep-together="always" fo:orphans="2" fo:widows="2"/>
      <style:text-properties officeooo:paragraph-rsid="0019fade"/>
    </style:style>
    <style:style style:name="P59" style:family="paragraph" style:parent-style-name="Heading_20_3">
      <style:text-properties officeooo:rsid="001c32e7" officeooo:paragraph-rsid="001c32e7"/>
    </style:style>
    <style:style style:name="P60" style:family="paragraph" style:parent-style-name="Heading_20_3">
      <style:text-properties officeooo:rsid="001d1d15" officeooo:paragraph-rsid="001d1d15"/>
    </style:style>
    <style:style style:name="P61" style:family="paragraph" style:parent-style-name="Heading_20_3">
      <style:text-properties officeooo:rsid="001ec4dd" officeooo:paragraph-rsid="001ec4dd"/>
    </style:style>
    <style:style style:name="P62" style:family="paragraph" style:parent-style-name="Heading_20_3" style:list-style-name="WWNum1">
      <style:paragraph-properties fo:margin-top="0.028in" fo:margin-bottom="0in" loext:contextual-spacing="false" fo:line-height="105%" fo:text-align="start" style:justify-single-word="false"/>
      <style:text-properties fo:color="#1f4d78" style:font-name="verdana" fo:font-size="12pt" fo:font-weight="normal" officeooo:paragraph-rsid="001ac784" fo:background-color="transparent" style:font-name-asian="verdana" style:font-name-complex="verdana"/>
    </style:style>
    <style:style style:name="P63" style:family="paragraph" style:parent-style-name="Heading_20_2" style:list-style-name="WWNum1"/>
    <style:style style:name="P64" style:family="paragraph" style:parent-style-name="Heading_20_2" style:list-style-name="WWNum1">
      <style:text-properties officeooo:paragraph-rsid="0019fade"/>
    </style:style>
    <style:style style:name="P65" style:family="paragraph" style:parent-style-name="Heading_20_2" style:list-style-name="WWNum1">
      <style:text-properties officeooo:rsid="00145a1e" officeooo:paragraph-rsid="00145a1e"/>
    </style:style>
    <style:style style:name="P66" style:family="paragraph" style:parent-style-name="Heading_20_2" style:list-style-name="WWNum1">
      <style:text-properties officeooo:rsid="00171bdf" officeooo:paragraph-rsid="00171bdf"/>
    </style:style>
    <style:style style:name="P67" style:family="paragraph" style:parent-style-name="Heading_20_2">
      <style:text-properties officeooo:rsid="00171bdf" officeooo:paragraph-rsid="00171bdf"/>
    </style:style>
    <style:style style:name="P68" style:family="paragraph" style:parent-style-name="Heading_20_2" style:list-style-name="WWNum1">
      <style:text-properties officeooo:rsid="001ac784" officeooo:paragraph-rsid="001ac784"/>
    </style:style>
    <style:style style:name="P69" style:family="paragraph" style:parent-style-name="Heading_20_2">
      <style:text-properties officeooo:rsid="001ec4dd" officeooo:paragraph-rsid="001ec4dd"/>
    </style:style>
    <style:style style:name="P70" style:family="paragraph" style:parent-style-name="Heading_20_2">
      <style:text-properties officeooo:rsid="001f7b7b" officeooo:paragraph-rsid="001f7b7b"/>
    </style:style>
    <style:style style:name="P71" style:family="paragraph" style:parent-style-name="Heading_20_2">
      <style:paragraph-properties fo:margin-left="0in" fo:margin-right="0in" fo:text-indent="0in" style:auto-text-indent="false"/>
    </style:style>
    <style:style style:name="P72" style:family="paragraph" style:parent-style-name="Heading_20_2">
      <style:paragraph-properties fo:break-before="page"/>
      <style:text-properties officeooo:rsid="001c32e7"/>
    </style:style>
    <style:style style:name="P73" style:family="paragraph" style:parent-style-name="Heading_20_2">
      <style:paragraph-properties fo:break-before="page"/>
      <style:text-properties officeooo:rsid="001d1d15" officeooo:paragraph-rsid="001d1d15"/>
    </style:style>
    <style:style style:name="P74" style:family="paragraph" style:parent-style-name="Standard">
      <style:text-properties officeooo:rsid="00145a1e" officeooo:paragraph-rsid="00145a1e"/>
    </style:style>
    <style:style style:name="P75" style:family="paragraph" style:parent-style-name="Standard">
      <style:text-properties fo:font-style="italic" style:font-style-asian="italic"/>
    </style:style>
    <style:style style:name="P76" style:family="paragraph" style:parent-style-name="Standard">
      <style:text-properties fo:font-style="italic" officeooo:paragraph-rsid="0019fade" style:font-style-asian="italic"/>
    </style:style>
    <style:style style:name="P77" style:family="paragraph" style:parent-style-name="Standard">
      <style:text-properties fo:color="#1f4d78" style:font-name="verdana" fo:font-size="12pt" fo:font-weight="normal" officeooo:rsid="001c32e7" officeooo:paragraph-rsid="001c32e7" fo:background-color="transparent" style:font-name-asian="verdana" style:font-name-complex="verdana"/>
    </style:style>
    <style:style style:name="P78" style:family="paragraph" style:parent-style-name="Standard">
      <style:text-properties fo:color="#1f4d78" style:font-name="verdana" fo:font-size="12pt" fo:font-weight="normal" officeooo:rsid="001c32e7" officeooo:paragraph-rsid="001ec4dd" fo:background-color="transparent" style:font-name-asian="verdana" style:font-name-complex="verdana"/>
    </style:style>
    <style:style style:name="P79" style:family="paragraph" style:parent-style-name="Standard">
      <style:text-properties fo:color="#1f4d78" style:font-name="verdana" fo:font-size="12pt" fo:font-weight="normal" officeooo:rsid="001c32e7" officeooo:paragraph-rsid="001d1d15" fo:background-color="transparent" style:font-name-asian="verdana" style:font-name-complex="verdana"/>
    </style:style>
    <style:style style:name="P80" style:family="paragraph" style:parent-style-name="Standard">
      <style:paragraph-properties fo:line-height="100%" fo:text-align="start" style:justify-single-word="false"/>
      <style:text-properties style:use-window-font-color="true" style:font-name="verdana" fo:font-size="12pt" fo:font-weight="bold" officeooo:paragraph-rsid="001ec4dd" fo:background-color="transparent" style:font-name-asian="verdana" style:font-name-complex="verdana"/>
    </style:style>
    <style:style style:name="P81" style:family="paragraph" style:parent-style-name="Standard">
      <style:paragraph-properties fo:line-height="100%" fo:text-align="start" style:justify-single-word="false"/>
      <style:text-properties style:use-window-font-color="true" style:font-name="verdana" fo:font-size="12pt" fo:font-weight="normal" officeooo:rsid="00244756" officeooo:paragraph-rsid="00244756" fo:background-color="transparent" style:font-name-asian="verdana" style:font-weight-asian="normal" style:font-name-complex="verdana" style:font-weight-complex="normal"/>
    </style:style>
    <style:style style:name="P82" style:family="paragraph" style:parent-style-name="Heading_20_1" style:list-style-name="WWNum1"/>
    <style:style style:name="P83" style:family="paragraph" style:parent-style-name="Heading_20_1" style:list-style-name="WWNum1">
      <style:text-properties officeooo:rsid="00145a1e" officeooo:paragraph-rsid="00145a1e"/>
    </style:style>
    <style:style style:name="P84" style:family="paragraph" style:parent-style-name="Heading_20_1" style:list-style-name="WWNum1">
      <style:text-properties fo:font-style="italic" style:font-style-asian="italic"/>
    </style:style>
    <style:style style:name="P85" style:family="paragraph" style:parent-style-name="Heading_20_1" style:list-style-name="">
      <style:paragraph-properties fo:text-align="start" style:justify-single-word="false" fo:keep-together="always" fo:orphans="2" fo:widows="2"/>
    </style:style>
    <style:style style:name="P86" style:family="paragraph" style:parent-style-name="Heading_20_1" style:list-style-name="WWNum1">
      <style:paragraph-properties fo:break-before="page"/>
    </style:style>
    <style:style style:name="P87" style:family="paragraph" style:parent-style-name="Heading_20_1" style:list-style-name="WWNum1">
      <style:paragraph-properties fo:break-before="page"/>
      <style:text-properties officeooo:rsid="00212a7e"/>
    </style:style>
    <style:style style:name="T1" style:family="text">
      <style:text-properties style:language-asian="ja" style:country-asian="JP"/>
    </style:style>
    <style:style style:name="T2" style:family="text">
      <style:text-properties officeooo:rsid="00145a1e" style:language-asian="ja" style:country-asian="JP"/>
    </style:style>
    <style:style style:name="T3" style:family="text">
      <style:text-properties fo:font-style="italic" style:font-style-asian="italic"/>
    </style:style>
    <style:style style:name="T4" style:family="text">
      <style:text-properties officeooo:rsid="00127ad4"/>
    </style:style>
    <style:style style:name="T5" style:family="text">
      <style:text-properties style:use-window-font-color="true" fo:font-size="12pt" fo:font-weight="bold" fo:background-color="transparent" loext:char-shading-value="0" style:font-name-asian="Liberation Serif" style:font-name-complex="Liberation Serif"/>
    </style:style>
    <style:style style:name="T6" style:family="text">
      <style:text-properties style:use-window-font-color="true" fo:font-size="12pt" fo:font-weight="normal" fo:background-color="transparent" loext:char-shading-value="0" style:font-name-asian="Liberation Serif" style:font-name-complex="Liberation Serif"/>
    </style:style>
    <style:style style:name="T7" style:family="text">
      <style:text-properties style:use-window-font-color="true" fo:font-size="12pt" fo:font-style="italic" fo:font-weight="normal" fo:background-color="transparent" loext:char-shading-value="0" style:font-name-asian="Liberation Serif" style:font-name-complex="Liberation Serif"/>
    </style:style>
    <style:style style:name="T8" style:family="text">
      <style:text-properties style:use-window-font-color="true" style:font-name="Cambria1" fo:font-size="12pt" fo:font-weight="bold" fo:background-color="transparent" loext:char-shading-value="0" style:font-name-asian="Liberation Serif" style:font-name-complex="Liberation Serif"/>
    </style:style>
    <style:style style:name="T9" style:family="text">
      <style:text-properties style:use-window-font-color="true" style:font-name="Cambria1" fo:font-size="12pt" fo:font-weight="normal" fo:background-color="transparent" loext:char-shading-value="0" style:font-name-asian="Liberation Serif" style:font-name-complex="Liberation Serif"/>
    </style:style>
    <style:style style:name="T10" style:family="text">
      <style:text-properties style:use-window-font-color="true" style:font-name="verdana" fo:font-size="12pt" fo:font-weight="bold" fo:background-color="transparent" loext:char-shading-value="0" style:font-name-asian="verdana" style:font-name-complex="verdana"/>
    </style:style>
    <style:style style:name="T11" style:family="text">
      <style:text-properties style:use-window-font-color="true" style:font-name="verdana" fo:font-size="12pt" fo:font-weight="normal" fo:background-color="transparent" loext:char-shading-value="0" style:font-name-asian="verdana" style:font-name-complex="verdana"/>
    </style:style>
    <style:style style:name="T12" style:family="text">
      <style:text-properties style:use-window-font-color="true" style:font-name="Verdana" fo:font-size="12pt" fo:font-weight="normal" fo:background-color="transparent" loext:char-shading-value="0" style:font-name-asian="Verdana" style:font-name-complex="Verdana"/>
    </style:style>
    <style:style style:name="T13" style:family="text">
      <style:text-properties style:use-window-font-color="true" style:font-name="Verdana" fo:font-size="12pt" fo:font-style="italic" fo:font-weight="normal" fo:background-color="transparent" loext:char-shading-value="0" style:font-name-asian="Verdana" style:font-name-complex="Verdana"/>
    </style:style>
    <style:style style:name="T14" style:family="text">
      <style:text-properties style:use-window-font-color="true" style:font-name="Verdana" fo:font-size="12pt" fo:font-weight="bold" fo:background-color="transparent" loext:char-shading-value="0" style:font-name-asian="Verdana" style:font-name-complex="Verdana"/>
    </style:style>
    <style:style style:name="T15" style:family="text">
      <style:text-properties fo:font-weight="normal" style:font-weight-asian="normal" style:font-weight-complex="normal"/>
    </style:style>
    <style:style style:name="T16" style:family="text">
      <style:text-properties fo:font-weight="normal" officeooo:rsid="00162482" style:font-weight-asian="normal" style:font-weight-complex="normal"/>
    </style:style>
    <style:style style:name="T17" style:family="text">
      <style:text-properties officeooo:rsid="00171bdf"/>
    </style:style>
    <style:style style:name="T18" style:family="text">
      <style:text-properties officeooo:rsid="0019fade"/>
    </style:style>
    <style:style style:name="T19" style:family="text">
      <style:text-properties fo:color="#1f4d78" style:font-name="verdana" fo:font-size="12pt" fo:font-weight="normal" fo:background-color="transparent" loext:char-shading-value="0" style:font-name-asian="verdana" style:font-name-complex="verdana"/>
    </style:style>
    <style:style style:name="T20" style:family="text">
      <style:text-properties fo:color="#1f4d78" style:font-name="verdana" fo:font-size="12pt" fo:font-weight="normal" officeooo:rsid="001c32e7" fo:background-color="transparent" loext:char-shading-value="0" style:font-name-asian="verdana" style:font-name-complex="verdana"/>
    </style:style>
    <style:style style:name="T21" style:family="text">
      <style:text-properties officeooo:rsid="001ec4dd"/>
    </style:style>
    <style:style style:name="T22" style:family="text">
      <style:text-properties officeooo:rsid="001f6d77"/>
    </style:style>
    <style:style style:name="T23" style:family="text">
      <style:text-properties officeooo:rsid="001f7b7b"/>
    </style:style>
    <style:style style:name="T24" style:family="text">
      <style:text-properties officeooo:rsid="00244756"/>
    </style:style>
    <style:style style:name="T25" style:family="text">
      <style:text-properties officeooo:rsid="0025e4a5"/>
    </style:style>
    <style:style style:name="T26"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OLE">
      <style:graphic-properties style:vertical-pos="top" style:vertical-rel="baseline" style:horizontal-pos="center" style:horizontal-rel="paragraph" draw:ole-draw-aspect="1" draw:visible-area-width="1.9689in" draw:visible-area-height="1.9689in"/>
    </style:style>
    <style:style style:name="fr3" style:family="graphic" style:parent-style-name="OLE">
      <style:graphic-properties style:vertical-pos="top" style:vertical-rel="baseline" draw:ole-draw-aspect="1" draw:visible-area-width="1.9689in" draw:visible-area-height="1.9689in"/>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bookmark-start text:name="_Toc439994670"/><text:bookmark-start text:name="_Toc441230976"/>Software Requirements Specification</text:p>
      <text:p text:style-name="Standard">Author: <text:span text:style-name="T4">Jordi van Velzen &amp; Timo van den Hazel</text:span></text:p>
      <text:p text:style-name="Standard">Version: 1 (<text:span text:style-name="T4">3</text:span>1/<text:span text:style-name="T4">10</text:span>/1<text:span text:style-name="T4">7</text:span>)<text:bookmark text:name="_GoBack"/><text:line-break/></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54">1<text:span text:style-name="T1"><text:tab/></text:span><text:span text:style-name="T2">Introductie</text:span><text:tab/>1</text:p>
          <text:p text:style-name="P53">1.1<text:span text:style-name="T1"><text:tab/></text:span><text:span text:style-name="T2">Algemene beschrijving</text:span><text:tab/>1</text:p>
          <text:p text:style-name="P53">1.5<text:span text:style-name="T1"><text:tab/></text:span>Product Functions<text:tab/>2</text:p>
          <text:p text:style-name="P55"><text:span text:style-name="T3">2</text:span><text:span text:style-name="T1"><text:tab/></text:span><text:span text:style-name="T3">Domain Model</text:span><text:tab/>2</text:p>
          <text:p text:style-name="P55"><text:span text:style-name="T3">3</text:span><text:span text:style-name="T1"><text:tab/></text:span>Use-case Descriptions<text:tab/>2</text:p>
          <text:p text:style-name="P53">3.1<text:span text:style-name="T1"><text:tab/></text:span>Use case 1<text:tab/>2</text:p>
          <text:p text:style-name="P52">3.1.1<text:span text:style-name="T1"><text:tab/></text:span>Fully-dressed use case description<text:tab/>2</text:p>
          <text:p text:style-name="P52">3.1.2<text:span text:style-name="T1"><text:tab/></text:span>System Sequence Diagram (optional)<text:tab/>2</text:p>
          <text:p text:style-name="P52">3.1.3<text:span text:style-name="T1"><text:tab/></text:span>Operation Contracts (optional)<text:tab/>2</text:p>
          <text:p text:style-name="P53">3.2<text:span text:style-name="T1"><text:tab/></text:span>Use case 2 ( and so on)<text:tab/>2</text:p>
          <text:p text:style-name="P54">4<text:span text:style-name="T1"><text:tab/></text:span>Other functional requirements (optional)<text:tab/>3</text:p>
          <text:p text:style-name="P54">5<text:span text:style-name="T1"><text:tab/></text:span>Non-functional Requirements<text:tab/>3</text:p>
          <text:p text:style-name="P53">5.1<text:span text:style-name="T1"><text:tab/></text:span>Performance Efficiency<text:tab/>3</text:p>
          <text:p text:style-name="P53">5.2<text:span text:style-name="T1"><text:tab/></text:span>Security<text:tab/>3</text:p>
          <text:p text:style-name="P53">5.3<text:span text:style-name="T1"><text:tab/></text:span>Reliability (and so on)<text:tab/>3</text:p>
          <text:p text:style-name="P54">6<text:span text:style-name="T1"><text:tab/></text:span>User interface sketches (optional)<text:tab/>3</text:p>
          <text:p text:style-name="Standard"/>
        </text:index-body>
      </text:table-of-content>
      <text:list xml:id="list5104125458852329764" text:style-name="WWNum1">
        <text:list-item>
          <text:h text:style-name="P83" text:outline-level="1"><text:bookmark-start text:name="_Toc336096349"/>I<text:bookmark-end text:name="_Toc336096349"/>ntroductie</text:h>
          <text:list>
            <text:list-item>
              <text:h text:style-name="P65" text:outline-level="2"><text:bookmark-end text:name="_Toc439994670"/><text:bookmark-end text:name="_Toc441230976"/><text:bookmark-start text:name="_Toc336096350"/>A<text:bookmark-end text:name="_Toc336096350"/>lgemene beschrijving</text:h>
            </text:list-item>
          </text:list>
        </text:list-item>
      </text:list>
      <text:p text:style-name="P74">Rent-it is een auto verhuurbedrijf en wil hiervoor een systeem laten ontwikkelen. Dit document beschrijft de eisen voor het systeem, de te ontwikkelen functionaliteiten en de interacties tussen de gebruiker, het systeem en andere belanghebbende.</text:p>
      <text:p text:style-name="P4"/>
      <text:list xml:id="list155033392131598" text:continue-numbering="true" text:style-name="WWNum1">
        <text:list-item>
          <text:list>
            <text:list-item>
              <text:h text:style-name="P66" text:outline-level="2"><text:bookmark-start text:name="_Ref336093627"/><text:bookmark-start text:name="_Toc336096354"/><text:soft-page-break/>U<text:bookmark-end text:name="_Ref336093627"/><text:bookmark-end text:name="_Toc336096354"/>se cases</text:h>
            </text:list-item>
          </text:list>
        </text:list-item>
      </text:list>
      <text:h text:style-name="P67" text:outline-level="2" text:is-list-header="true">1.2.1 Use case diagram</text:h>
      <text:p text:style-name="P16"><text:span text:style-name="T15">Het volgende diagram geeft de verschillende use cases </text:span><text:span text:style-name="T16">weer, </text:span><text:span text:style-name="T15">die betrekking tot het systeem van Rent-it hebben.</text:span><text:line-break/><draw:frame draw:style-name="fr2" draw:name="1" text:anchor-type="as-char" svg:width="5.7681in" style:rel-width="scale" svg:height="7.9665in" style:rel-height="scale" draw:z-index="13"><draw:object-ole xlink:href="./Object 1" xlink:type="simple" xlink:show="embed" xlink:actuate="onLoad"/><draw:image xlink:href="./ObjectReplacements/Object 1" xlink:type="simple" xlink:show="embed" xlink:actuate="onLoad"/><svg:desc>OLE-object</svg:desc></draw:frame></text:p>
      <text:p text:style-name="P18"/>
      <text:p text:style-name="P48">Dit diagram werkt de CRUD use cases gedetailleerder uit.</text:p>
      <text:p text:style-name="P16"><draw:frame draw:style-name="fr3" draw:name="2" text:anchor-type="as-char" svg:width="6in" style:rel-width="scale" svg:height="5.8335in" style:rel-height="scale" draw:z-index="14"><draw:object-ole xlink:href="./Object 2" xlink:type="simple" xlink:show="embed" xlink:actuate="onLoad"/><draw:image xlink:href="./ObjectReplacements/Object 2" xlink:type="simple" xlink:show="embed" xlink:actuate="onLoad"/><svg:desc>OLE-object</svg:desc></draw:frame></text:p>
      <text:p text:style-name="P16"/>
      <text:h text:style-name="P71" text:outline-level="2" text:is-list-header="true"><text:s/><text:tab/>1.<text:span text:style-name="T17">2.2</text:span> Brief use case descriptions</text:h>
      <text:p text:style-name="P18">Hier volgt een korte beschrijving van elke use case</text:p>
      <text:p text:style-name="P18"/>
      <text:p text:style-name="P42"><text:span text:style-name="T5">Beheren klantgegevens:</text:span><text:span text:style-name="T6"><text:line-break/>Medewerkens van Rent-It kunnen klantgegevens aanmaken, bekijken, aanpassen of verwijderen. (Inactief maken)</text:span></text:p>
      <text:p text:style-name="P21"/>
      <text:p text:style-name="P42"><text:span text:style-name="T5">Beheren autoinformatie:</text:span><text:span text:style-name="T6"><text:line-break/>Medewerkers kunnen autofinformatie beheren (zie </text:span><text:span text:style-name="T7">Beheren klantgegevens</text:span><text:span text:style-name="T6">).</text:span></text:p>
      <text:p text:style-name="P21"/>
      <text:p text:style-name="P17">Registreren:</text:p>
      <text:p text:style-name="P19">Personen kunnen zich als klant registreren.</text:p>
      <text:p text:style-name="P21"/>
      <text:p text:style-name="P42"><text:span text:style-name="T5">Reserveren auto:</text:span><text:span text:style-name="T6"><text:line-break/>De klant kan een auto kiezen op de website en deze reserveren.</text:span></text:p>
      <text:p text:style-name="P21"/>
      <text:p text:style-name="P42"><text:soft-page-break/><text:span text:style-name="T5">Berekenen kosten:</text:span><text:span text:style-name="T6"><text:line-break/>De applicatie berekent de kosten op basis van de gegevens van de reservering.</text:span></text:p>
      <text:p text:style-name="P21"/>
      <text:p text:style-name="P5"><text:span text:style-name="T8">Gebruiken auto:</text:span><text:span text:style-name="T9"><text:line-break/>De klant gebruikt de auto</text:span></text:p>
      <text:list xml:id="list155033381020136" text:continue-numbering="true" text:style-name="WWNum1">
        <text:list-item>
          <text:h text:style-name="P84" text:outline-level="1"><text:bookmark-start text:name="_Toc336096355"/>Domain Model<text:bookmark-end text:name="_Toc336096355"/></text:h>
        </text:list-item>
      </text:list>
      <text:p text:style-name="P43">TODO 1: Domain model<text:line-break/>TODO 2: Glossary</text:p>
      <text:h text:style-name="P85" text:outline-level="1"/>
      <text:list xml:id="list155035052427434" text:continue-numbering="true" text:style-name="WWNum1">
        <text:list-item>
          <text:h text:style-name="P86" text:outline-level="1"><text:bookmark-start text:name="_Toc336096356"/>Use-case Descriptions<text:bookmark-end text:name="_Toc336096356"/></text:h>
        </text:list-item>
      </text:list>
      <text:p text:style-name="P4"/>
      <text:p text:style-name="P44">Hier volgen de fully-dressed use cases.</text:p>
      <text:list xml:id="list155033524271531" text:continue-numbering="true" text:style-name="WWNum1">
        <text:list-item>
          <text:list>
            <text:list-item>
              <text:h text:style-name="P64" text:outline-level="2"><text:bookmark-start text:name="_Toc336096357"/><text:span text:style-name="T18">R</text:span><text:bookmark-end text:name="_Toc336096357"/><text:span text:style-name="T18">egistereren</text:span></text:h>
              <text:list>
                <text:list-item>
                  <text:h text:style-name="P57" text:outline-level="3"><text:bookmark-start text:name="_Toc336096358"/>Fully-dressed use case description<text:bookmark-end text:name="_Toc336096358"/></text:h>
                </text:list-item>
              </text:list>
            </text:list-item>
          </text:list>
        </text:list-item>
      </text:list>
      <text:p text:style-name="P76"/>
      <table:table table:name="Table4" table:style-name="Table4">
        <table:table-column table:style-name="Table4.A"/>
        <table:table-column table:style-name="Table4.B"/>
        <table:table-row table:style-name="Table4.1">
          <table:table-cell table:style-name="Table4.A1" table:number-columns-spanned="2" office:value-type="string">
            <text:p text:style-name="P22">Primary actor: Klant</text:p>
          </table:table-cell>
          <table:covered-table-cell/>
        </table:table-row>
        <table:table-row table:style-name="Table4.2">
          <table:table-cell table:style-name="Table4.A1" table:number-columns-spanned="2" office:value-type="string">
            <text:p text:style-name="P22">Stakeholders and Interests:</text:p>
          </table:table-cell>
          <table:covered-table-cell/>
        </table:table-row>
        <table:table-row table:style-name="Table4.2">
          <table:table-cell table:style-name="Table4.A1" table:number-columns-spanned="2" office:value-type="string">
            <text:p text:style-name="P22">Brief description:</text:p>
            <text:p text:style-name="P28">Een persoon wil zich registreren om klant te worden.</text:p>
            <text:p text:style-name="P28">(De use case kan op elk moment worden gestopt)</text:p>
            <text:p text:style-name="P9"/>
            <text:p text:style-name="P9"/>
            <text:p text:style-name="P9"/>
            <text:p text:style-name="P9"/>
          </table:table-cell>
          <table:covered-table-cell/>
        </table:table-row>
        <table:table-row table:style-name="Table4.2">
          <table:table-cell table:style-name="Table4.A1" table:number-columns-spanned="2" office:value-type="string">
            <text:p text:style-name="P22">Preconditions:</text:p>
            <text:p text:style-name="P9"/>
            <text:p text:style-name="P9"/>
          </table:table-cell>
          <table:covered-table-cell/>
        </table:table-row>
        <table:table-row table:style-name="Table4.5">
          <table:table-cell table:style-name="Table4.A1" table:number-columns-spanned="2" office:value-type="string">
            <text:p text:style-name="P22">Postconditions (Success Guarantee):</text:p>
            <text:p text:style-name="P28">- De klant is in de database verwerkt</text:p>
            <text:p text:style-name="P9"/>
          </table:table-cell>
          <table:covered-table-cell/>
        </table:table-row>
        <table:table-row table:style-name="Table4.6">
          <table:table-cell table:style-name="Table4.A1" table:number-columns-spanned="2" office:value-type="string">
            <text:p text:style-name="P22">Main Success Scenario (Basic Flow):</text:p>
          </table:table-cell>
          <table:covered-table-cell/>
        </table:table-row>
        <table:table-row table:style-name="Table4.7">
          <table:table-cell table:style-name="Table4.A1" office:value-type="string">
            <text:p text:style-name="P25">Actor Action</text:p>
          </table:table-cell>
          <table:table-cell table:style-name="Table4.A1" office:value-type="string">
            <text:p text:style-name="P25">System Responsibility</text:p>
          </table:table-cell>
        </table:table-row>
        <table:table-row table:style-name="Table4.8">
          <table:table-cell table:style-name="Table4.A1" office:value-type="string">
            <text:p text:style-name="P9"/>
            <text:p text:style-name="P28">1. De persoon geeft aan zich te willen registreren.</text:p>
            <text:p text:style-name="P9"/>
            <text:p text:style-name="P28">3. De persoon vult de NAW-gegevens, emailadres en bankrekeningnummer in.</text:p>
          </table:table-cell>
          <table:table-cell table:style-name="Table4.A1" office:value-type="string">
            <text:p text:style-name="P9"/>
            <text:p text:style-name="P28">2. Het systeem geeft de persoon de mogelijkheid om gegevens in te voeren.</text:p>
            <text:p text:style-name="P9"/>
            <text:p text:style-name="P28">4. Het systeem verwerkt de gegevens.</text:p>
            <text:p text:style-name="P9"/>
            <text:p text:style-name="P9"/>
            <text:p text:style-name="P28">5. Het systeem maakt een pas</text:p>
            <text:p text:style-name="P9"/>
            <text:p text:style-name="P28">6. Het systeem verstuurt de pas</text:p>
          </table:table-cell>
        </table:table-row>
        <table:table-row table:style-name="Table4.6">
          <table:table-cell table:style-name="Table4.A1" table:number-columns-spanned="2" office:value-type="string">
            <text:p text:style-name="P22">Extensions (Alternative Flow):</text:p>
          </table:table-cell>
          <table:covered-table-cell/>
        </table:table-row>
        <table:table-row table:style-name="Table4.10">
          <table:table-cell table:style-name="Table4.A1" office:value-type="string">
            <text:p text:style-name="P9"/>
            <text:p text:style-name="P9"/>
            <text:p text:style-name="P9"/>
          </table:table-cell>
          <table:table-cell table:style-name="Table4.A1" office:value-type="string">
            <text:p text:style-name="P9"/>
            <text:p text:style-name="P28">A4a. Het systeem geeft aan dat de ingevulde gegevens niet kloppen of incompleet zijn.</text:p>
            <text:p text:style-name="P28">A4b. Ga terug naar stap 3 van de Main Success Scenario</text:p>
          </table:table-cell>
        </table:table-row>
      </table:table>
      <text:h text:style-name="P58" text:outline-level="3"><text:soft-page-break/></text:h>
      <text:list xml:id="list155034186378433" text:continue-numbering="true" text:style-name="WWNum1">
        <text:list-item>
          <text:list>
            <text:list-item>
              <text:list>
                <text:list-item>
                  <text:h text:style-name="P57" text:outline-level="3"><text:bookmark-start text:name="_Toc336096359"/>System Sequence Diagram<text:bookmark-end text:name="_Toc336096359"/></text:h>
                </text:list-item>
              </text:list>
            </text:list-item>
          </text:list>
        </text:list-item>
      </text:list>
      <text:p text:style-name="P4"><draw:frame draw:style-name="fr3" draw:name="3" text:anchor-type="as-char" svg:width="3.448in" style:rel-width="scale" svg:height="3.1563in" style:rel-height="scale" draw:z-index="15"><draw:object-ole xlink:href="./Object 3" xlink:type="simple" xlink:show="embed" xlink:actuate="onLoad"/><draw:image xlink:href="./ObjectReplacements/Object 3" xlink:type="simple" xlink:show="embed" xlink:actuate="onLoad"/><svg:desc>OLE-object</svg:desc></draw:frame></text:p>
      <text:list xml:id="list155034514392944" text:continue-numbering="true" text:style-name="WWNum1">
        <text:list-item>
          <text:list>
            <text:list-item>
              <text:h text:style-name="P68" text:outline-level="2"><text:bookmark-start text:name="_Toc336096361"/>G<text:bookmark-end text:name="_Toc336096361"/>ebruiken auto</text:h>
              <text:list>
                <text:list-item>
                  <text:h text:style-name="P62" text:outline-level="3">Fully-dressed use case description</text:h>
                </text:list-item>
              </text:list>
            </text:list-item>
          </text:list>
        </text:list-item>
      </text:list>
      <table:table table:name="Table8" table:style-name="Table8">
        <table:table-column table:style-name="Table8.A"/>
        <table:table-column table:style-name="Table8.B"/>
        <table:table-row table:style-name="Table8.1">
          <table:table-cell table:style-name="Table8.A1" table:number-columns-spanned="2" office:value-type="string">
            <text:p text:style-name="P6"><text:span text:style-name="T10">Primary actor: </text:span><text:span text:style-name="T11">Klant</text:span></text:p>
          </table:table-cell>
          <table:covered-table-cell/>
        </table:table-row>
        <table:table-row table:style-name="Table8.2">
          <table:table-cell table:style-name="Table8.A1" table:number-columns-spanned="2" office:value-type="string">
            <text:p text:style-name="P31">Stakeholders and interests: </text:p>
          </table:table-cell>
          <table:covered-table-cell/>
        </table:table-row>
        <table:table-row table:style-name="Table8.1">
          <table:table-cell table:style-name="Table8.A1" table:number-columns-spanned="2" office:value-type="string">
            <text:p text:style-name="P31">Brief description:</text:p>
            <text:p text:style-name="P37">De klant checkt in met zijn pas en gebruikt de auto. Na gebruik checkt de klant uit en wordt het aantal gereden kilometers opgestuurd naar het systeem voor verwerking.</text:p>
          </table:table-cell>
          <table:covered-table-cell/>
        </table:table-row>
        <table:table-row table:style-name="Table8.4">
          <table:table-cell table:style-name="Table8.A1" table:number-columns-spanned="2" office:value-type="string">
            <text:p text:style-name="P31">Preconditions: </text:p>
            <text:p text:style-name="P37">De auto is voor het huidige tijdstip gereserveerd door de klant.</text:p>
          </table:table-cell>
          <table:covered-table-cell/>
        </table:table-row>
        <table:table-row table:style-name="Table8.5">
          <table:table-cell table:style-name="Table8.A1" table:number-columns-spanned="2" office:value-type="string">
            <text:p text:style-name="P31">Postconditions (Success Guarantee): </text:p>
            <text:p text:style-name="P37">De gereden kilometers zijn gekoppeld aan het klantId naar het systeem opgestuurd.</text:p>
          </table:table-cell>
          <table:covered-table-cell/>
        </table:table-row>
        <table:table-row table:style-name="Table8.6">
          <table:table-cell table:style-name="Table8.A1" table:number-columns-spanned="2" office:value-type="string">
            <text:p text:style-name="P31">Main Success Scenario (Basic Flow):</text:p>
          </table:table-cell>
          <table:covered-table-cell/>
        </table:table-row>
        <table:table-row table:style-name="Table8.7">
          <table:table-cell table:style-name="Table8.A1" office:value-type="string">
            <text:p text:style-name="P33">Actor Action</text:p>
          </table:table-cell>
          <table:table-cell table:style-name="Table8.A1" office:value-type="string">
            <text:p text:style-name="P33">System Responsibility</text:p>
          </table:table-cell>
        </table:table-row>
        <table:table-row table:style-name="Table8.8">
          <table:table-cell table:style-name="Table8.A1" office:value-type="string">
            <text:p text:style-name="P37">1. De klant checkt in met zijn pas.</text:p>
            <text:p text:style-name="P37">2. De klant gebruikt de auto.</text:p>
            <text:p text:style-name="P37">3. De klant checkt uit met zijn pas.</text:p>
          </table:table-cell>
          <table:table-cell table:style-name="Table8.A1" office:value-type="string">
            <text:p text:style-name="P10"/>
            <text:p text:style-name="P10"/>
            <text:p text:style-name="P10"/>
            <text:p text:style-name="P35">4. Het aantal gereden kilometers, de incheck -en uitchecktijd wordenopgestuurd naar het systeem.</text:p>
          </table:table-cell>
        </table:table-row>
        <table:table-row table:style-name="Table8.6">
          <table:table-cell table:style-name="Table8.A1" table:number-columns-spanned="2" office:value-type="string">
            <text:p text:style-name="P31">Extensions (Alternative Flow):</text:p>
          </table:table-cell>
          <table:covered-table-cell/>
        </table:table-row>
        <table:table-row table:style-name="Table8.10">
          <table:table-cell table:style-name="Table8.A1" office:value-type="string">
            <text:p text:style-name="P40">[De klant heeft tijdens zijn reservering niet ingecheckt]</text:p>
            <text:p text:style-name="P40">1.A1 Ga door naar 4.</text:p>
          </table:table-cell>
          <table:table-cell table:style-name="Table8.A1" office:value-type="string">
            <text:p text:style-name="P12"/>
          </table:table-cell>
        </table:table-row>
      </table:table>
      <text:p text:style-name="P49"/>
      <text:h text:style-name="P72" text:outline-level="2" text:is-list-header="true">3.3 Berekenen kosten</text:h>
      <text:h text:style-name="P59" text:outline-level="3" text:is-list-header="true">3.3.1 <text:span text:style-name="T19">Fully-dressed use case description</text:span></text:h>
      <text:p text:style-name="P77"/>
      <table:table table:name="Table5" table:style-name="Table5">
        <table:table-column table:style-name="Table5.A"/>
        <table:table-column table:style-name="Table5.B"/>
        <table:table-row table:style-name="Table5.1">
          <table:table-cell table:style-name="Table5.A1" table:number-columns-spanned="2" office:value-type="string">
            <text:p text:style-name="P23">Primary actor: Klant</text:p>
          </table:table-cell>
          <table:covered-table-cell/>
        </table:table-row>
        <table:table-row table:style-name="Table5.2">
          <table:table-cell table:style-name="Table5.A1" table:number-columns-spanned="2" office:value-type="string">
            <text:p text:style-name="P23">Stakeholders and Interests:</text:p>
          </table:table-cell>
          <table:covered-table-cell/>
        </table:table-row>
        <table:table-row table:style-name="Table5.2">
          <table:table-cell table:style-name="Table5.A1" table:number-columns-spanned="2" office:value-type="string">
            <text:p text:style-name="P23">Brief description:</text:p>
            <text:p text:style-name="P29">De applicatie berekent de kosten op basis van de reservering en het gebruik van de auto.</text:p>
            <text:p text:style-name="P13"/>
            <text:p text:style-name="P13"/>
            <text:p text:style-name="P13"/>
            <text:p text:style-name="P13"/>
          </table:table-cell>
          <table:covered-table-cell/>
        </table:table-row>
        <table:table-row table:style-name="Table5.2">
          <table:table-cell table:style-name="Table5.A1" table:number-columns-spanned="2" office:value-type="string">
            <text:p text:style-name="P23">Preconditions:</text:p>
            <text:p text:style-name="P7"><text:span text:style-name="T12">- Use case </text:span><text:span text:style-name="T13">Reserveren auto</text:span><text:span text:style-name="T12">moet voltooid zijn.</text:span></text:p>
            <text:p text:style-name="P7"><text:span text:style-name="T12">- Use case </text:span><text:span text:style-name="T13">Gebruiken auto</text:span><text:span text:style-name="T12">moet voltooid zijn.</text:span></text:p>
            <text:p text:style-name="P13"/>
          </table:table-cell>
          <table:covered-table-cell/>
        </table:table-row>
        <table:table-row table:style-name="Table5.5">
          <table:table-cell table:style-name="Table5.A1" table:number-columns-spanned="2" office:value-type="string">
            <text:p text:style-name="P23">Postconditions (Success Guarantee):</text:p>
            <text:p text:style-name="P7"><text:span text:style-name="T14">- </text:span><text:span text:style-name="T12">De totale kosten zijn berekend</text:span></text:p>
            <text:p text:style-name="P7"><text:span text:style-name="T14">-</text:span><text:span text:style-name="T12">De totale boete is berekend</text:span></text:p>
            <text:p text:style-name="P13"/>
          </table:table-cell>
          <table:covered-table-cell/>
        </table:table-row>
        <table:table-row table:style-name="Table5.6">
          <table:table-cell table:style-name="Table5.A1" table:number-columns-spanned="2" office:value-type="string">
            <text:p text:style-name="P23">Main Success Scenario (Basic Flow):</text:p>
          </table:table-cell>
          <table:covered-table-cell/>
        </table:table-row>
        <table:table-row table:style-name="Table5.7">
          <table:table-cell table:style-name="Table5.A1" office:value-type="string">
            <text:p text:style-name="P26">Actor Action</text:p>
          </table:table-cell>
          <table:table-cell table:style-name="Table5.A1" office:value-type="string">
            <text:p text:style-name="P26">System Responsibility</text:p>
          </table:table-cell>
        </table:table-row>
        <table:table-row table:style-name="Table5.8">
          <table:table-cell table:style-name="Table5.A1" office:value-type="string">
            <text:p text:style-name="P13"/>
            <text:p text:style-name="P7"><text:span text:style-name="T12">1.(Include </text:span><text:span text:style-name="T13">Gebruiken auto</text:span><text:span text:style-name="T12">)</text:span></text:p>
          </table:table-cell>
          <table:table-cell table:style-name="Table5.A1" office:value-type="string">
            <text:p text:style-name="P13"/>
            <text:p text:style-name="P29">2. Het systeem berekent de kosten op basis van de gegevens van de reservering.</text:p>
            <text:p text:style-name="P13"/>
            <text:p text:style-name="P29">3. Het systeem voegt kosten per kilometer toe aan de totale kosten.</text:p>
            <text:p text:style-name="P13"/>
            <text:p text:style-name="P29">4. Het systeem slaat de gegevens op.</text:p>
            <text:p text:style-name="P13"/>
          </table:table-cell>
        </table:table-row>
        <table:table-row table:style-name="Table5.6">
          <table:table-cell table:style-name="Table5.A1" table:number-columns-spanned="2" office:value-type="string">
            <text:p text:style-name="P23">Extensions (Alternative Flow):</text:p>
          </table:table-cell>
          <table:covered-table-cell/>
        </table:table-row>
        <table:table-row table:style-name="Table5.10">
          <table:table-cell table:style-name="Table5.A1" office:value-type="string">
            <text:p text:style-name="P13"/>
            <text:p text:style-name="P13"/>
            <text:p text:style-name="P13"/>
            <text:p text:style-name="P13"/>
          </table:table-cell>
          <table:table-cell table:style-name="Table5.A1" office:value-type="string">
            <text:p text:style-name="P13"/>
            <text:p text:style-name="P29">2A1. [De gereserveerde periode is overschreven]</text:p>
            <text:p text:style-name="P29">2A2. Het systeem berekent het huurbedrag als boete.</text:p>
            <text:p text:style-name="P29">2A3. Het systeem verrekend de extra uren apart per uur.</text:p>
            <text:p text:style-name="P29">(Ga verder bij stap 3van de Main Success Scenario)</text:p>
          </table:table-cell>
        </table:table-row>
      </table:table>
      <text:h text:style-name="P73" text:outline-level="2" text:is-list-header="true">3.4 Reserveren auto</text:h>
      <text:h text:style-name="P60" text:outline-level="3" text:is-list-header="true">3.4.1 <text:span text:style-name="T20">Fully-dressed use case description</text:span></text:h>
      <table:table table:name="Table6" table:style-name="Table6">
        <table:table-column table:style-name="Table6.A"/>
        <table:table-column table:style-name="Table6.B"/>
        <table:table-row table:style-name="Table6.1">
          <table:table-cell table:style-name="Table6.A1" table:number-columns-spanned="2" office:value-type="string">
            <text:p text:style-name="P24">Primary actor: Klant</text:p>
          </table:table-cell>
          <table:covered-table-cell/>
        </table:table-row>
        <table:table-row table:style-name="Table6.2">
          <table:table-cell table:style-name="Table6.A1" table:number-columns-spanned="2" office:value-type="string">
            <text:p text:style-name="P24">Stakeholders and Interests:</text:p>
          </table:table-cell>
          <table:covered-table-cell/>
        </table:table-row>
        <table:table-row table:style-name="Table6.2">
          <table:table-cell table:style-name="Table6.A1" table:number-columns-spanned="2" office:value-type="string">
            <text:p text:style-name="P24">Brief description:</text:p>
            <text:p text:style-name="P30">De klant kan een auto kiezen op de website en deze reserveren.</text:p>
            <text:p text:style-name="P14"/>
            <text:p text:style-name="P14"/>
            <text:p text:style-name="P14"/>
            <text:p text:style-name="P14"/>
          </table:table-cell>
          <table:covered-table-cell/>
        </table:table-row>
        <table:table-row table:style-name="Table6.2">
          <table:table-cell table:style-name="Table6.A1" table:number-columns-spanned="2" office:value-type="string">
            <text:p text:style-name="P24">Preconditions:</text:p>
            <text:p text:style-name="P30">- De klant is geregistreerd.</text:p>
            <text:p text:style-name="P14"/>
          </table:table-cell>
          <table:covered-table-cell/>
        </table:table-row>
        <table:table-row table:style-name="Table6.5">
          <table:table-cell table:style-name="Table6.A1" table:number-columns-spanned="2" office:value-type="string">
            <text:p text:style-name="P24">Postconditions (Success Guarantee):</text:p>
            <text:p text:style-name="P8"><text:span text:style-name="T14">- </text:span><text:span text:style-name="T12">De reservering is opgeslagen.</text:span></text:p>
            <text:p text:style-name="P14"/>
          </table:table-cell>
          <table:covered-table-cell/>
        </table:table-row>
        <table:table-row table:style-name="Table6.6">
          <table:table-cell table:style-name="Table6.A1" table:number-columns-spanned="2" office:value-type="string">
            <text:p text:style-name="P24">Main Success Scenario (Basic Flow):</text:p>
          </table:table-cell>
          <table:covered-table-cell/>
        </table:table-row>
        <table:table-row table:style-name="Table6.7">
          <table:table-cell table:style-name="Table6.A1" office:value-type="string">
            <text:p text:style-name="P27">Actor Action</text:p>
          </table:table-cell>
          <table:table-cell table:style-name="Table6.A1" office:value-type="string">
            <text:p text:style-name="P27">System Responsibility</text:p>
          </table:table-cell>
        </table:table-row>
        <table:table-row table:style-name="Table6.8">
          <table:table-cell table:style-name="Table6.A1" office:value-type="string">
            <text:p text:style-name="P14"/>
            <text:p text:style-name="P30">1.De klant geeft aan een reservering te willen maken.</text:p>
            <text:p text:style-name="P14"/>
            <text:p text:style-name="P30">3. De klant kiest een locatie, begin datum en tijd en eind datum en tijd.</text:p>
            <text:p text:style-name="P14"/>
            <text:p text:style-name="P14"/>
            <text:p text:style-name="P30">5. De klant kiest een auto.</text:p>
            <text:p text:style-name="P14"/>
            <text:p text:style-name="P14"/>
            <text:p text:style-name="P14"/>
            <text:p text:style-name="P30">7. De klant kiest voor een abonnementsvorm.</text:p>
          </table:table-cell>
          <table:table-cell table:style-name="Table6.A1" office:value-type="string">
            <text:p text:style-name="P14"/>
            <text:p text:style-name="P30">2. Het systeem toont locaties waar auto’s geparkeerd staan.</text:p>
            <text:p text:style-name="P14"/>
            <text:p text:style-name="P30">4. Het systeem toont de auto’s die op de geselecteerde locatie staan.</text:p>
            <text:p text:style-name="P14"/>
            <text:p text:style-name="P30">6. Het systeem geeft de mogelijkheid om verschillende abonnementsvormen te kiezen.</text:p>
            <text:p text:style-name="P14"/>
            <text:p text:style-name="P30">8. Het systeem slaat de gegevens op als reservering.</text:p>
          </table:table-cell>
        </table:table-row>
      </table:table>
      <text:p text:style-name="P78"/>
      <text:p text:style-name="P79"/>
      <text:h text:style-name="P69" text:outline-level="2" text:is-list-header="true">3.5 CRUD Klantgegevens</text:h>
      <text:h text:style-name="P61" text:outline-level="3" text:is-list-header="true">3.5.1 Klantgegevens bekijken</text:h>
      <table:table table:name="Table7" table:style-name="Table7">
        <table:table-column table:style-name="Table7.A"/>
        <table:table-column table:style-name="Table7.B"/>
        <table:table-row table:style-name="Table7.1">
          <table:table-cell table:style-name="Table7.A1" table:number-columns-spanned="2" office:value-type="string">
            <text:p text:style-name="P8"><text:span text:style-name="T10">Primary actor: </text:span><text:span text:style-name="T11">Medewerker</text:span></text:p>
          </table:table-cell>
          <table:covered-table-cell/>
        </table:table-row>
        <table:table-row table:style-name="Table7.2">
          <table:table-cell table:style-name="Table7.A1" table:number-columns-spanned="2" office:value-type="string">
            <text:p text:style-name="P32">Stakeholders and interests: </text:p>
          </table:table-cell>
          <table:covered-table-cell/>
        </table:table-row>
        <table:table-row table:style-name="Table7.1">
          <table:table-cell table:style-name="Table7.A1" table:number-columns-spanned="2" office:value-type="string">
            <text:p text:style-name="P32">Brief description:</text:p>
            <text:p text:style-name="P38">De medewerker zoekt op klantgegevens en selecteert deze om de details te bekijken.</text:p>
            <text:p text:style-name="P14"/>
          </table:table-cell>
          <table:covered-table-cell/>
        </table:table-row>
        <table:table-row table:style-name="Table7.4">
          <table:table-cell table:style-name="Table7.A1" table:number-columns-spanned="2" office:value-type="string">
            <text:p text:style-name="P32">Preconditions: </text:p>
            <text:p text:style-name="P81">De medewerker heeft een klant geselecteerd.</text:p>
            <text:p text:style-name="P14"/>
          </table:table-cell>
          <table:covered-table-cell/>
        </table:table-row>
        <table:table-row table:style-name="Table7.5">
          <table:table-cell table:style-name="Table7.A1" table:number-columns-spanned="2" office:value-type="string">
            <text:p text:style-name="P32">Postconditions (Success Guarantee): </text:p>
            <text:p text:style-name="P14"/>
          </table:table-cell>
          <table:covered-table-cell/>
        </table:table-row>
        <table:table-row table:style-name="Table7.6">
          <table:table-cell table:style-name="Table7.A1" table:number-columns-spanned="2" office:value-type="string">
            <text:p text:style-name="P32">Main Success Scenario (Basic Flow):</text:p>
          </table:table-cell>
          <table:covered-table-cell/>
        </table:table-row>
        <table:table-row table:style-name="Table7.7">
          <table:table-cell table:style-name="Table7.A1" office:value-type="string">
            <text:p text:style-name="P34">Actor Action</text:p>
          </table:table-cell>
          <table:table-cell table:style-name="Table7.A1" office:value-type="string">
            <text:p text:style-name="P34">System Responsibility</text:p>
          </table:table-cell>
        </table:table-row>
        <text:soft-page-break/>
        <table:table-row table:style-name="Table7.8">
          <table:table-cell table:style-name="Table7.A1" office:value-type="string">
            <text:p text:style-name="P38">1. De medewerker geeft aan klantgegevens te willen bekijken.</text:p>
          </table:table-cell>
          <table:table-cell table:style-name="Table7.A1" office:value-type="string">
            <text:p text:style-name="P38"><text:span text:style-name="T24">2</text:span>. Systeem toont klantgegevens de geselecteerde klant.</text:p>
          </table:table-cell>
        </table:table-row>
      </table:table>
      <text:p text:style-name="P50"/>
      <text:p text:style-name="P14"/>
      <text:h text:style-name="Heading_20_3" text:outline-level="3" text:is-list-header="true"><text:span text:style-name="T21">3.5.2</text:span> Klantgegevens toevoegen</text:h>
      <table:table table:name="Table9" table:style-name="Table9">
        <table:table-column table:style-name="Table9.A"/>
        <table:table-column table:style-name="Table9.B"/>
        <table:table-row table:style-name="Table9.1">
          <table:table-cell table:style-name="Table9.A1" table:number-columns-spanned="2" office:value-type="string">
            <text:p text:style-name="P8"><text:span text:style-name="T10">Primary actor: </text:span><text:span text:style-name="T11">Medewerker</text:span></text:p>
          </table:table-cell>
          <table:covered-table-cell/>
        </table:table-row>
        <table:table-row table:style-name="Table9.2">
          <table:table-cell table:style-name="Table9.A1" table:number-columns-spanned="2" office:value-type="string">
            <text:p text:style-name="P32">Stakeholders and interests: </text:p>
          </table:table-cell>
          <table:covered-table-cell/>
        </table:table-row>
        <table:table-row table:style-name="Table9.1">
          <table:table-cell table:style-name="Table9.A1" table:number-columns-spanned="2" office:value-type="string">
            <text:p text:style-name="P32">Brief description:</text:p>
            <text:p text:style-name="P38">De medewerker voegt klantgegevens toe. Als de gegevens niet valide zijn krijgt de medewerker een melding te zien en krijgt deze de kans de gegevens aan te passen.</text:p>
            <text:p text:style-name="P14"/>
          </table:table-cell>
          <table:covered-table-cell/>
        </table:table-row>
        <table:table-row table:style-name="Table9.4">
          <table:table-cell table:style-name="Table9.A1" table:number-columns-spanned="2" office:value-type="string">
            <text:p text:style-name="P32">Preconditions: </text:p>
            <text:p text:style-name="P14"/>
          </table:table-cell>
          <table:covered-table-cell/>
        </table:table-row>
        <table:table-row table:style-name="Table9.5">
          <table:table-cell table:style-name="Table9.A1" table:number-columns-spanned="2" office:value-type="string">
            <text:p text:style-name="P32">Postconditions (Success Guarantee): </text:p>
            <text:p text:style-name="P38">Klantgegevens zijn toegevoegd aan het systeem.</text:p>
            <text:p text:style-name="P14"/>
          </table:table-cell>
          <table:covered-table-cell/>
        </table:table-row>
        <table:table-row table:style-name="Table9.6">
          <table:table-cell table:style-name="Table9.A1" table:number-columns-spanned="2" office:value-type="string">
            <text:p text:style-name="P32">Main Success Scenario (Basic Flow):</text:p>
          </table:table-cell>
          <table:covered-table-cell/>
        </table:table-row>
        <table:table-row table:style-name="Table9.7">
          <table:table-cell table:style-name="Table9.A1" office:value-type="string">
            <text:p text:style-name="P34">Actor Action</text:p>
          </table:table-cell>
          <table:table-cell table:style-name="Table9.A1" office:value-type="string">
            <text:p text:style-name="P34">System Responsibility</text:p>
          </table:table-cell>
        </table:table-row>
        <table:table-row table:style-name="Table9.8">
          <table:table-cell table:style-name="Table9.A1" office:value-type="string">
            <text:p text:style-name="P38">1. De medewerker geeft aan klantgegevens toe te willen voegen.<text:line-break/><text:line-break/>3. Medewerker vult klantgegevens in.<text:line-break/><text:line-break/></text:p>
          </table:table-cell>
          <table:table-cell table:style-name="Table9.A1" office:value-type="string">
            <text:p text:style-name="P38">2. Systeem geeft invoer mogelijkheden.<text:line-break/><text:line-break/></text:p>
            <text:p text:style-name="P38">4. Systeem controleert of gegevens valide zijn.</text:p>
            <text:p text:style-name="P38">[Klantgegevens zijn valide]</text:p>
            <text:p text:style-name="P38"><text:line-break/>5. Systeem slaat klantgegevens op.</text:p>
          </table:table-cell>
        </table:table-row>
        <table:table-row table:style-name="Table9.6">
          <table:table-cell table:style-name="Table9.A1" table:number-columns-spanned="2" office:value-type="string">
            <text:p text:style-name="P32">Extensions (Alternative Flow):</text:p>
          </table:table-cell>
          <table:covered-table-cell/>
        </table:table-row>
        <table:table-row table:style-name="Table9.10">
          <table:table-cell table:style-name="Table9.A1" office:value-type="string">
            <text:p text:style-name="P15"/>
          </table:table-cell>
          <table:table-cell table:style-name="Table9.A1" office:value-type="string">
            <text:p text:style-name="P38">[Klantgegevens zijn niet valide]<text:line-break/>5A1. Systeem geeft melding dat de gegevens niet valide zijn.<text:line-break/>5A2. Ga naar stap 2</text:p>
          </table:table-cell>
        </table:table-row>
      </table:table>
      <text:p text:style-name="P14"/>
      <text:h text:style-name="Heading_20_3" text:outline-level="3" text:is-list-header="true"><text:span text:style-name="T22">3.5.3</text:span> Klantgegevens wijzigen</text:h>
      <table:table table:name="Table10" table:style-name="Table10">
        <table:table-column table:style-name="Table10.A"/>
        <table:table-column table:style-name="Table10.B"/>
        <table:table-row table:style-name="Table10.1">
          <table:table-cell table:style-name="Table10.A1" table:number-columns-spanned="2" office:value-type="string">
            <text:p text:style-name="P8"><text:span text:style-name="T10">Primary actor: </text:span><text:span text:style-name="T11">Medewerker</text:span></text:p>
          </table:table-cell>
          <table:covered-table-cell/>
        </table:table-row>
        <table:table-row table:style-name="Table10.2">
          <table:table-cell table:style-name="Table10.A1" table:number-columns-spanned="2" office:value-type="string">
            <text:p text:style-name="P32">Stakeholders and interests: </text:p>
          </table:table-cell>
          <table:covered-table-cell/>
        </table:table-row>
        <table:table-row table:style-name="Table10.1">
          <table:table-cell table:style-name="Table10.A1" table:number-columns-spanned="2" office:value-type="string">
            <text:p text:style-name="P32">Brief description:</text:p>
            <text:p text:style-name="P38">De medewerker kan klantgegevens bekijken. Vervolgens kan de medewerker ervoor kiezen om ze te wijzigen. Als de gewijzigde gegevens valide zijn worden deze opgeslagen in het systeem, anders krijgt de medewerker een melding te zien dat de gegevens niet valide zijn. De medewerker kan dan de gegevens <text:s/>opnieuw aanpassen.</text:p>
            <text:p text:style-name="P14"/>
          </table:table-cell>
          <table:covered-table-cell/>
        </table:table-row>
        <table:table-row table:style-name="Table10.4">
          <table:table-cell table:style-name="Table10.A1" table:number-columns-spanned="2" office:value-type="string">
            <text:p text:style-name="P32">Preconditions: </text:p>
            <text:p text:style-name="P14"/>
          </table:table-cell>
          <table:covered-table-cell/>
        </table:table-row>
        <text:soft-page-break/>
        <table:table-row table:style-name="Table10.5">
          <table:table-cell table:style-name="Table10.A1" table:number-columns-spanned="2" office:value-type="string">
            <text:p text:style-name="P32">Postconditions (Success Guarantee): </text:p>
            <text:p text:style-name="P38">Een of meer attributen van de klantgegevens zijn gewijzigd.</text:p>
            <text:p text:style-name="P14"/>
          </table:table-cell>
          <table:covered-table-cell/>
        </table:table-row>
        <table:table-row table:style-name="Table10.6">
          <table:table-cell table:style-name="Table10.A1" table:number-columns-spanned="2" office:value-type="string">
            <text:p text:style-name="P32">Main Success Scenario (Basic Flow):</text:p>
          </table:table-cell>
          <table:covered-table-cell/>
        </table:table-row>
        <table:table-row table:style-name="Table10.7">
          <table:table-cell table:style-name="Table10.A1" office:value-type="string">
            <text:p text:style-name="P34">Actor Action</text:p>
          </table:table-cell>
          <table:table-cell table:style-name="Table10.A1" office:value-type="string">
            <text:p text:style-name="P34">System Responsibility</text:p>
          </table:table-cell>
        </table:table-row>
        <table:table-row table:style-name="Table10.8">
          <table:table-cell table:style-name="Table10.A1" office:value-type="string">
            <text:p text:style-name="P39">1. Include klantgegevens bekijken.</text:p>
            <text:p text:style-name="P38"><text:line-break/>2. De medewerker geeft aan de geselecteerde <text:s/>klantgegevens te willen wijzigen.<text:line-break/><text:line-break/>4. Medewerker past de velden aan en bevestigt wijzigingen.<text:line-break/></text:p>
          </table:table-cell>
          <table:table-cell table:style-name="Table10.A1" office:value-type="string">
            <text:p text:style-name="P36"><text:line-break/></text:p>
            <text:p text:style-name="P36">3. Systeem geeft invoerveld voor de klantgegevens.<text:line-break/><text:line-break/>[Klantgegevens zijn valide]<text:line-break/>5. Gegevens worden opgeslagen.</text:p>
          </table:table-cell>
        </table:table-row>
        <table:table-row table:style-name="Table10.6">
          <table:table-cell table:style-name="Table10.A1" table:number-columns-spanned="2" office:value-type="string">
            <text:p text:style-name="P32">Extensions (Alternative Flow):</text:p>
          </table:table-cell>
          <table:covered-table-cell/>
        </table:table-row>
        <table:table-row table:style-name="Table10.10">
          <table:table-cell table:style-name="Table10.A1" office:value-type="string">
            <text:p text:style-name="P15"/>
          </table:table-cell>
          <table:table-cell table:style-name="Table10.A1" office:value-type="string">
            <text:p text:style-name="P38">[Klantgegevens zijn niet valide]<text:line-break/>4A1. <text:s/>Systeem geeft melding dat de gegevens niet valide zijn .<text:line-break/>4A2. Ga naar stap 3.</text:p>
          </table:table-cell>
        </table:table-row>
      </table:table>
      <text:p text:style-name="P38"><text:line-break/></text:p>
      <text:h text:style-name="Heading_20_3" text:outline-level="3" text:is-list-header="true"><text:span text:style-name="T23">3.5.4</text:span> Klantgegevens verwijderen</text:h>
      <table:table table:name="Table11" table:style-name="Table11">
        <table:table-column table:style-name="Table11.A"/>
        <table:table-column table:style-name="Table11.B"/>
        <table:table-row table:style-name="Table11.1">
          <table:table-cell table:style-name="Table11.A1" table:number-columns-spanned="2" office:value-type="string">
            <text:p text:style-name="P8"><text:span text:style-name="T10">Primary actor: </text:span><text:span text:style-name="T11">Medewerker</text:span></text:p>
          </table:table-cell>
          <table:covered-table-cell/>
        </table:table-row>
        <table:table-row table:style-name="Table11.2">
          <table:table-cell table:style-name="Table11.A1" table:number-columns-spanned="2" office:value-type="string">
            <text:p text:style-name="P32">Stakeholders and interests: </text:p>
          </table:table-cell>
          <table:covered-table-cell/>
        </table:table-row>
        <table:table-row table:style-name="Table11.1">
          <table:table-cell table:style-name="Table11.A1" table:number-columns-spanned="2" office:value-type="string">
            <text:p text:style-name="P32">Brief description:</text:p>
            <text:p text:style-name="P38">De medewerker verwijdert klantgegevens uit het systeem.</text:p>
            <text:p text:style-name="P14"/>
          </table:table-cell>
          <table:covered-table-cell/>
        </table:table-row>
        <table:table-row table:style-name="Table11.4">
          <table:table-cell table:style-name="Table11.A1" table:number-columns-spanned="2" office:value-type="string">
            <text:p text:style-name="P32">Preconditions: </text:p>
            <text:p text:style-name="P14"/>
          </table:table-cell>
          <table:covered-table-cell/>
        </table:table-row>
        <table:table-row table:style-name="Table11.5">
          <table:table-cell table:style-name="Table11.A1" table:number-columns-spanned="2" office:value-type="string">
            <text:p text:style-name="P32">Postconditions (Success Guarantee): </text:p>
            <text:p text:style-name="P38">De geselecteerde klantgegevens zijn uit het systeem verwijderd.</text:p>
          </table:table-cell>
          <table:covered-table-cell/>
        </table:table-row>
        <table:table-row table:style-name="Table11.6">
          <table:table-cell table:style-name="Table11.A1" table:number-columns-spanned="2" office:value-type="string">
            <text:p text:style-name="P32">Main Success Scenario (Basic Flow):</text:p>
          </table:table-cell>
          <table:covered-table-cell/>
        </table:table-row>
        <table:table-row table:style-name="Table11.7">
          <table:table-cell table:style-name="Table11.A1" office:value-type="string">
            <text:p text:style-name="P34">Actor Action</text:p>
          </table:table-cell>
          <table:table-cell table:style-name="Table11.A1" office:value-type="string">
            <text:p text:style-name="P34">System Responsibility</text:p>
          </table:table-cell>
        </table:table-row>
        <table:table-row table:style-name="Table11.8">
          <table:table-cell table:style-name="Table11.A1" office:value-type="string">
            <text:p text:style-name="P39">1. Include klantgegevens bekijken</text:p>
            <text:p text:style-name="P38"><text:line-break/>2. De medewerker geeft aan de geselecteerde klantgegevens te willen verwijderen.<text:line-break/><text:line-break/>4. Medewerker bevestigt het verwijderen.</text:p>
          </table:table-cell>
          <table:table-cell table:style-name="Table11.A1" office:value-type="string">
            <text:p text:style-name="P36"><text:line-break/></text:p>
            <text:p text:style-name="P36">3. Systeem vraagt om bevestiging.</text:p>
            <text:p text:style-name="P11"/>
            <text:p text:style-name="P11"/>
            <text:p text:style-name="P11"/>
            <text:p text:style-name="P36">5. Systeem verwijdert klantgegevens.<text:tab/></text:p>
          </table:table-cell>
        </table:table-row>
        <table:table-row table:style-name="Table11.6">
          <table:table-cell table:style-name="Table11.A1" table:number-columns-spanned="2" office:value-type="string">
            <text:p text:style-name="P32">Extensions (Alternative Flow):</text:p>
          </table:table-cell>
          <table:covered-table-cell/>
        </table:table-row>
        <table:table-row table:style-name="Table11.10">
          <table:table-cell table:style-name="Table11.A1" office:value-type="string">
            <text:p text:style-name="P41">[Medewerker annuleert]<text:line-break/>4A1. Ga naar stap 1.</text:p>
          </table:table-cell>
          <table:table-cell table:style-name="Table11.A1" office:value-type="string">
            <text:p text:style-name="P14"/>
          </table:table-cell>
        </table:table-row>
      </table:table>
      <text:p text:style-name="P51"/>
      <text:h text:style-name="P70" text:outline-level="2" text:is-list-header="true"><text:soft-page-break/>3.6 Auto’s beheren</text:h>
      <text:p text:style-name="P45">Zie hoofdstuk 3.5</text:p>
      <text:p text:style-name="P45"/>
      <text:p text:style-name="P45"/>
      <text:list xml:id="list155033177332025" text:continue-numbering="true" text:style-name="WWNum1">
        <text:list-item>
          <text:h text:style-name="P87" text:outline-level="1">Overige functionele requirements<text:bookmark text:name="_Toc336096362"/></text:h>
        </text:list-item>
      </text:list>
      <text:p text:style-name="P4">&lt;Use this section to describe functional requirements that cannot be expressed in the shape of use cases, for instance because they do not concern goal-oriented interactions of an actor with the system.&gt;<text:line-break/></text:p>
      <table:table table:name="Table1" table:style-name="Table1">
        <table:table-column table:style-name="Table1.A"/>
        <table:table-column table:style-name="Table1.B"/>
        <table:table-row table:style-name="Table1.1">
          <table:table-cell table:style-name="Table1.A1" office:value-type="string">
            <text:p text:style-name="Standard">Code</text:p>
          </table:table-cell>
          <table:table-cell table:style-name="Table1.A1" office:value-type="string">
            <text:p text:style-name="Standard">Description</text:p>
          </table:table-cell>
        </table:table-row>
        <table:table-row table:style-name="Table1.1">
          <table:table-cell table:style-name="Table1.A1" office:value-type="string">
            <text:p text:style-name="Standard">FR1</text:p>
          </table:table-cell>
          <table:table-cell table:style-name="Table1.A1" office:value-type="string">
            <text:p text:style-name="P46">Tijdens het registreren zal goedkeuring worden verleend voor automatische afschrijvingen door de klant.</text:p>
          </table:table-cell>
        </table:table-row>
        <table:table-row table:style-name="Table1.1">
          <table:table-cell table:style-name="Table1.A1" office:value-type="string">
            <text:p text:style-name="Standard">FR2</text:p>
          </table:table-cell>
          <table:table-cell table:style-name="Table1.A1" office:value-type="string">
            <text:p text:style-name="P46">De klant moet kunnen inloggen in het systeem door het invullen van het emailadres als gebruikersnaam en het pasnummer als wachtwoord.</text:p>
          </table:table-cell>
        </table:table-row>
        <table:table-row table:style-name="Table1.1">
          <table:table-cell table:style-name="Table1.A4" office:value-type="string">
            <text:p text:style-name="P46">FR3</text:p>
          </table:table-cell>
          <table:table-cell table:style-name="Table1.A4" office:value-type="string">
            <text:p text:style-name="P46">De website moet inzichtelijk maken waar auto’s geparkeerd zijn.</text:p>
          </table:table-cell>
        </table:table-row>
        <table:table-row table:style-name="Table1.1">
          <table:table-cell table:style-name="Table1.A4" office:value-type="string">
            <text:p text:style-name="P47">FR4</text:p>
          </table:table-cell>
          <table:table-cell table:style-name="Table1.A4" office:value-type="string">
            <text:p text:style-name="P20">De website moet aangeven of auto’s beschikbaar zijn.</text:p>
          </table:table-cell>
        </table:table-row>
        <table:table-row table:style-name="Table1.1">
          <table:table-cell table:style-name="Table1.A4" office:value-type="string">
            <text:p text:style-name="P47">FR5</text:p>
          </table:table-cell>
          <table:table-cell table:style-name="Table1.A4" office:value-type="string">
            <text:p text:style-name="P20">Bij het gebruik van de auto, gebruiken klanten het lidmaatschapspasje als sleutel.</text:p>
          </table:table-cell>
        </table:table-row>
        <table:table-row table:style-name="Table1.1">
          <table:table-cell table:style-name="Table1.A4" office:value-type="string">
            <text:p text:style-name="P47">FR6</text:p>
          </table:table-cell>
          <table:table-cell table:style-name="Table1.A4" office:value-type="string">
            <text:p text:style-name="P20">Na het gebruik van de auto (als er is uitgechecked), wordt er via een externe partij automatisch afgerekend.</text:p>
          </table:table-cell>
        </table:table-row>
        <table:table-row table:style-name="Table1.1">
          <table:table-cell table:style-name="Table1.A4" office:value-type="string">
            <text:p text:style-name="P47">FR7</text:p>
          </table:table-cell>
          <table:table-cell table:style-name="Table1.A4" office:value-type="string">
            <text:p text:style-name="P20">Het is niet toegestaan om de auto te parkeren op de RedCars parkeerplaats zonder uit te checken.</text:p>
          </table:table-cell>
        </table:table-row>
        <table:table-row table:style-name="Table1.1">
          <table:table-cell table:style-name="Table1.A4" office:value-type="string">
            <text:p text:style-name="P47">FR8</text:p>
          </table:table-cell>
          <table:table-cell table:style-name="Table1.A4" office:value-type="string">
            <text:p text:style-name="P20">Een klant kan uit meerdere vormen van abonnementen kiezen.</text:p>
          </table:table-cell>
        </table:table-row>
        <table:table-row table:style-name="Table1.1">
          <table:table-cell table:style-name="Table1.A4" office:value-type="string">
            <text:p text:style-name="P47">FR9</text:p>
          </table:table-cell>
          <table:table-cell table:style-name="Table1.A4" office:value-type="string">
            <text:p text:style-name="P20">Een klant kan uit meerdere types auto’s kiezen.</text:p>
          </table:table-cell>
        </table:table-row>
        <table:table-row table:style-name="Table1.1">
          <table:table-cell table:style-name="Table1.A4" office:value-type="string">
            <text:p text:style-name="P47">FR10</text:p>
          </table:table-cell>
          <table:table-cell table:style-name="Table1.A4" office:value-type="string">
            <text:p text:style-name="P20">Bij overschrijding van de gereserveerde periode wordt het huurbedrag als boete berekend.</text:p>
          </table:table-cell>
        </table:table-row>
        <table:table-row table:style-name="Table1.1">
          <table:table-cell table:style-name="Table1.A4" office:value-type="string">
            <text:p text:style-name="P47">FR11</text:p>
          </table:table-cell>
          <table:table-cell table:style-name="Table1.A4" office:value-type="string">
            <text:p text:style-name="P20">Bij overschrijding van de gereserveerde periode worden de extra overschreven uren apart per uur verrekend.</text:p>
          </table:table-cell>
        </table:table-row>
        <table:table-row table:style-name="Table1.1">
          <table:table-cell table:style-name="Table1.A4" office:value-type="string">
            <text:p text:style-name="P47">FR12</text:p>
          </table:table-cell>
          <table:table-cell table:style-name="Table1.A4" office:value-type="string">
            <text:p text:style-name="P20">Het is niet mogelijk om een auto te reserveren zolang er een betalingsachterstand is.</text:p>
          </table:table-cell>
        </table:table-row>
        <table:table-row table:style-name="Table1.1">
          <table:table-cell table:style-name="Table1.A4" office:value-type="string">
            <text:p text:style-name="P47">FR13</text:p>
          </table:table-cell>
          <table:table-cell table:style-name="Table1.A4" office:value-type="string">
            <text:p text:style-name="P20">Het is niet mogelijk om in te checken zolang er een betalingsachterstand is.</text:p>
          </table:table-cell>
        </table:table-row>
        <table:table-row table:style-name="Table1.1">
          <table:table-cell table:style-name="Table1.A4" office:value-type="string">
            <text:p text:style-name="P47">FR14</text:p>
          </table:table-cell>
          <table:table-cell table:style-name="Table1.A4" office:value-type="string">
            <text:p text:style-name="P20">Het mag niet mogelijk zijn om meerdere malen ingechecked te zijn.</text:p>
          </table:table-cell>
        </table:table-row>
      </table:table>
      <text:p text:style-name="Standard"/>
      <text:list xml:id="list155034968990376" text:continue-numbering="true" text:style-name="WWNum1">
        <text:list-item>
          <text:h text:style-name="P82" text:outline-level="1"><text:bookmark-start text:name="_Toc336096363"/>Non-functional Requirement<text:bookmark-end text:name="_Toc336096363"/>s</text:h>
          <text:list>
            <text:list-item>
              <text:h text:style-name="P63" text:outline-level="2"><text:bookmark-start text:name="_Toc336096364"/>Performance Efficiency<text:bookmark-end text:name="_Toc336096364"/></text:h>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Standard">Code</text:p>
          </table:table-cell>
          <table:table-cell table:style-name="Table2.A1" office:value-type="string">
            <text:p text:style-name="Standard">Description</text:p>
          </table:table-cell>
        </table:table-row>
        <table:table-row table:style-name="Table2.2">
          <table:table-cell table:style-name="Table2.A1" office:value-type="string">
            <text:p text:style-name="Standard">NFR1</text:p>
          </table:table-cell>
          <table:table-cell table:style-name="Table2.A1" office:value-type="string">
            <text:p text:style-name="P46">FR3 moet snel een eenvoudig worden uitgevoerd.</text:p>
          </table:table-cell>
        </table:table-row>
      </table:table>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mbria1" svg:font-family="Cambria"/>
    <style:font-face style:name="Liberation Serif" svg:font-family="'Liberation Serif'"/>
    <style:font-face style:name="Verdana" svg:font-family="Verdana"/>
    <style:font-face style:name="verdana" svg:font-family="verdana"/>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Noto Sans CJK SC Regular" svg:font-family="'Noto Sans CJK SC Regular'"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ＭＳ 明朝"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3in" fo:margin-right="0in" fo:margin-top="0.3335in" fo:margin-bottom="0in" loext:contextual-spacing="false" fo:keep-together="always" fo:text-indent="0in" style:auto-text-indent="false" fo:keep-with-next="always"/>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4in" fo:margin-right="0in" fo:margin-top="0.139in" fo:margin-bottom="0in" loext:contextual-spacing="false" fo:keep-together="always" fo:text-indent="0in" style:auto-text-indent="false"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139in" fo:margin-bottom="0in" loext:contextual-spacing="false" fo:keep-together="always" fo:text-indent="0in" style:auto-text-indent="false"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Title" style:family="paragraph" style:parent-style-name="Standard" style:next-style-name="Standard" style:default-outline-level="" style:class="chapter">
      <style:paragraph-properties fo:margin-top="0in" fo:margin-bottom="0.2083in" loext:contextual-spacing="true"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auto-update="true" style:default-outline-level="" style:class="index"/>
    <style:style style:name="Contents_20_2" style:display-name="Contents 2" style:family="paragraph" style:parent-style-name="Standard" style:next-style-name="Standard" style:auto-update="true" style:default-outline-level="" style:class="index">
      <style:paragraph-properties fo:margin-left="0.1665in" fo:margin-right="0in"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5in" fo:margin-right="0in"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Frame_20_contents" style:display-name="Frame contents" style:family="paragraph" style:parent-style-name="Standard" style:class="extra"/>
    <style:style style:name="Heading_20_10" style:display-name="Heading 10"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fo:language="nl" fo:country="NL" style:font-size-asian="9pt" style:font-name-complex="Lucida Grande1" style:font-family-complex="'Lucida Grande'" style:font-family-generic-complex="system" style:font-pitch-complex="variable" style:font-size-complex="9pt"/>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1_20_Char" style:display-name="Heading 1 Char" style:family="text" style:parent-style-name="Default_20_Paragraph_20_Font">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Footer_20_Char" style:display-name="Footer Char" style:family="text" style:parent-style-name="Default_20_Paragraph_20_Font"/>
    <style:style style:name="page_20_number" style:display-name="page number" style:family="text" style:parent-style-name="Default_20_Paragraph_20_Fon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55in"/>
        </style:list-level-properties>
      </text:outline-level-style>
      <text:outline-level-style text:level="2" style:num-format="1" text:display-levels="2">
        <style:list-level-properties text:list-level-position-and-space-mode="label-alignment">
          <style:list-level-label-alignment text:label-followed-by="listtab" fo:text-indent="-0.4in" fo:margin-left="0.65in"/>
        </style:list-level-properties>
      </text:outline-level-style>
      <text:outline-level-style text:level="3" style:num-format="1" text:display-levels="3">
        <style:list-level-properties text:list-level-position-and-space-mode="label-alignment">
          <style:list-level-label-alignment text:label-followed-by="listtab" fo:text-indent="-0.5in" fo:margin-left="0.75in"/>
        </style:list-level-properties>
      </text:outline-level-style>
      <text:outline-level-style text:level="4" style:num-format="1" text:display-levels="4">
        <style:list-level-properties text:list-level-position-and-space-mode="label-alignment">
          <style:list-level-label-alignment text:label-followed-by="listtab" fo:text-indent="-0.6in" fo:margin-left="0.85in"/>
        </style:list-level-properties>
      </text:outline-level-style>
      <text:outline-level-style text:level="5" style:num-format="1" text:display-levels="5">
        <style:list-level-properties text:list-level-position-and-space-mode="label-alignment">
          <style:list-level-label-alignment text:label-followed-by="listtab" fo:text-indent="-0.7in" fo:margin-left="0.95in"/>
        </style:list-level-properties>
      </text:outline-level-style>
      <text:outline-level-style text:level="6" style:num-format="1" text:display-levels="6">
        <style:list-level-properties text:list-level-position-and-space-mode="label-alignment">
          <style:list-level-label-alignment text:label-followed-by="listtab" fo:text-indent="-0.8in" fo:margin-left="1.05in"/>
        </style:list-level-properties>
      </text:outline-level-style>
      <text:outline-level-style text:level="7" style:num-format="1" text:display-levels="7">
        <style:list-level-properties text:list-level-position-and-space-mode="label-alignment">
          <style:list-level-label-alignment text:label-followed-by="listtab" fo:text-indent="-0.9in" fo:margin-left="1.15in"/>
        </style:list-level-properties>
      </text:outline-level-style>
      <text:outline-level-style text:level="8" style:num-format="1" text:display-levels="8">
        <style:list-level-properties text:list-level-position-and-space-mode="label-alignment">
          <style:list-level-label-alignment text:label-followed-by="listtab" fo:text-indent="-1in" fo:margin-left="1.25in"/>
        </style:list-level-properties>
      </text:outline-level-style>
      <text:outline-level-style text:level="9" style:num-format="1" text:display-levels="9">
        <style:list-level-properties text:list-level-position-and-space-mode="label-alignment">
          <style:list-level-label-alignment text:label-followed-by="listtab" fo:text-indent="-1.1in" fo:margin-left="1.3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55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6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85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95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05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1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3in" fo:margin-left="0.55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6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85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95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05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1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prefix="Chapter " style:num-format="1">
        <style:list-level-properties text:list-level-position-and-space-mode="label-alignment">
          <style:list-level-label-alignment text:label-followed-by="space" fo:margin-left="0.25in"/>
        </style:list-level-properties>
      </text:list-level-style-number>
      <text:list-level-style-number text:level="2" style:num-format="">
        <style:list-level-properties text:list-level-position-and-space-mode="label-alignment">
          <style:list-level-label-alignment text:label-followed-by="nothing" fo:margin-left="0.25in"/>
        </style:list-level-properties>
      </text:list-level-style-number>
      <text:list-level-style-number text:level="3" style:num-format="">
        <style:list-level-properties text:list-level-position-and-space-mode="label-alignment">
          <style:list-level-label-alignment text:label-followed-by="nothing" fo:margin-left="0.25in"/>
        </style:list-level-properties>
      </text:list-level-style-number>
      <text:list-level-style-number text:level="4" style:num-format="">
        <style:list-level-properties text:list-level-position-and-space-mode="label-alignment">
          <style:list-level-label-alignment text:label-followed-by="nothing" fo:margin-left="0.25in"/>
        </style:list-level-properties>
      </text:list-level-style-number>
      <text:list-level-style-number text:level="5" style:num-format="">
        <style:list-level-properties text:list-level-position-and-space-mode="label-alignment">
          <style:list-level-label-alignment text:label-followed-by="nothing" fo:margin-left="0.25in"/>
        </style:list-level-properties>
      </text:list-level-style-number>
      <text:list-level-style-number text:level="6" style:num-format="">
        <style:list-level-properties text:list-level-position-and-space-mode="label-alignment">
          <style:list-level-label-alignment text:label-followed-by="nothing" fo:margin-left="0.25in"/>
        </style:list-level-properties>
      </text:list-level-style-number>
      <text:list-level-style-number text:level="7" style:num-format="">
        <style:list-level-properties text:list-level-position-and-space-mode="label-alignment">
          <style:list-level-label-alignment text:label-followed-by="nothing" fo:margin-left="0.25in"/>
        </style:list-level-properties>
      </text:list-level-style-number>
      <text:list-level-style-number text:level="8" style:num-format="">
        <style:list-level-properties text:list-level-position-and-space-mode="label-alignment">
          <style:list-level-label-alignment text:label-followed-by="nothing" fo:margin-left="0.25in"/>
        </style:list-level-properties>
      </text:list-level-style-number>
      <text:list-level-style-number text:level="9" style:num-format="">
        <style:list-level-properties text:list-level-position-and-space-mode="label-alignment">
          <style:list-level-label-alignment text:label-followed-by="nothing"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P2" style:family="paragraph" style:parent-style-name="Footer">
      <style:paragraph-properties fo:padding="0in" fo:border="none"/>
    </style:style>
    <style:style style:name="MT1" style:family="text"/>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1in" fo:margin-bottom="0.4917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12"><draw:text-box fo:min-height="0.0161in" fo:min-width="0.0161in"><text:p text:style-name="MP2"><text:span text:style-name="page_20_number"><text:page-number text:select-page="current">9</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we van Heesch</meta:initial-creator>
    <meta:editing-cycles>63</meta:editing-cycles>
    <meta:creation-date>2016-09-21T12:40:00</meta:creation-date>
    <dc:date>2017-10-31T15:50:32.869188281</dc:date>
    <meta:editing-duration>PT2H1M32S</meta:editing-duration>
    <meta:generator>LibreOffice/5.1.6.2$Linux_X86_64 LibreOffice_project/10m0$Build-2</meta:generator>
    <meta:document-statistic meta:table-count="10" meta:image-count="0" meta:object-count="3" meta:page-count="13" meta:paragraph-count="238" meta:word-count="1458" meta:character-count="9767" meta:non-whitespace-character-count="8516"/>
    <meta:user-defined meta:name="AppVersion">14.0000</meta:user-defined>
    <meta:user-defined meta:name="Company">HAN</meta:user-defined>
    <meta:user-defined meta:name="ContentTypeId">0x010100A422B72D75A9AC4E94BDFCA9A036EDF3</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